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onsolas, monospace, 'Lucida Co" svg:font-family="Consolas, monospace, 'Lucida Co" style:font-family-generic="system"/>
    <style:font-face style:name="Segoe UI Emoji" svg:font-family="Segoe UI Emoji" style:font-family-generic="swiss" style:font-pitch="variable" svg:panose-1="2 11 5 2 4 2 4 2 2 3"/>
    <style:font-face style:name="Courier" svg:font-family="Courier" style:font-family-generic="modern" style:font-pitch="variable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nl" fo:country="NL"/>
    </style:style>
    <style:style style:name="P2" style:parent-style-name="Textbody" style:family="paragraph">
      <style:text-properties fo:language="nl" fo:country="NL"/>
    </style:style>
    <style:style style:name="P3" style:parent-style-name="Textbody" style:family="paragraph">
      <style:text-properties fo:language="nl" fo:country="NL"/>
    </style:style>
    <style:style style:name="P4" style:parent-style-name="Textbody" style:family="paragraph">
      <style:text-properties fo:language="nl" fo:country="NL"/>
    </style:style>
    <style:style style:name="P5" style:parent-style-name="Textbody" style:family="paragraph">
      <style:text-properties fo:language="nl" fo:country="NL"/>
    </style:style>
    <style:style style:name="P6" style:parent-style-name="Textbody" style:family="paragraph">
      <style:text-properties fo:language="nl" fo:country="NL"/>
    </style:style>
    <style:style style:name="P7" style:parent-style-name="Textbody" style:family="paragraph">
      <style:text-properties fo:language="nl" fo:country="NL"/>
    </style:style>
    <style:style style:name="P8" style:parent-style-name="Textbody" style:family="paragraph">
      <style:text-properties fo:language="nl" fo:country="NL"/>
    </style:style>
    <style:style style:name="P9" style:parent-style-name="Textbody" style:family="paragraph">
      <style:text-properties fo:language="nl" fo:country="NL"/>
    </style:style>
    <style:style style:name="P10" style:parent-style-name="Textbody" style:family="paragraph">
      <style:text-properties fo:language="nl" fo:country="NL"/>
    </style:style>
    <style:style style:name="P11" style:parent-style-name="Textbody" style:family="paragraph">
      <style:text-properties fo:language="nl" fo:country="NL"/>
    </style:style>
    <style:style style:name="P12" style:parent-style-name="Heading1" style:family="paragraph">
      <style:text-properties fo:language="nl" fo:country="NL"/>
    </style:style>
    <style:style style:name="P13" style:parent-style-name="Normal" style:family="paragraph">
      <style:paragraph-properties fo:widows="2" fo:orphans="2"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15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1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1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1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19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0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3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5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7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9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3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31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3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3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3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3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3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P37" style:parent-style-name="PreformattedText" style:family="paragraph">
      <style:text-properties fo:language="nl" fo:country="NL"/>
    </style:style>
    <style:style style:name="P38" style:parent-style-name="Textbody" style:family="paragraph">
      <style:text-properties fo:color="#3399FF" fo:language="nl" fo:country="NL"/>
    </style:style>
    <style:style style:name="P39" style:parent-style-name="Heading1" style:family="paragraph">
      <style:paragraph-properties fo:break-before="page"/>
      <style:text-properties fo:language="nl" fo:country="NL"/>
    </style:style>
    <style:style style:name="P40" style:parent-style-name="Textbody" style:family="paragraph">
      <style:text-properties fo:language="nl" fo:country="NL"/>
    </style:style>
    <style:style style:name="P41" style:parent-style-name="HTMLPreformatted" style:family="paragraph">
      <style:paragraph-properties fo:background-color="#2B2B2B"/>
    </style:style>
    <style:style style:name="T42" style:parent-style-name="DefaultParagraphFont" style:family="text">
      <style:text-properties fo:color="#CC7832"/>
    </style:style>
    <style:style style:name="T43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/>
    </style:style>
    <style:style style:name="T44" style:parent-style-name="DefaultParagraphFont" style:family="text">
      <style:text-properties fo:color="#A9B7C6"/>
    </style:style>
    <style:style style:name="T45" style:parent-style-name="DefaultParagraphFont" style:family="text">
      <style:text-properties fo:color="#A9B7C6"/>
    </style:style>
    <style:style style:name="T46" style:parent-style-name="DefaultParagraphFont" style:family="text">
      <style:text-properties fo:color="#A9B7C6"/>
    </style:style>
    <style:style style:name="T47" style:parent-style-name="DefaultParagraphFont" style:family="text">
      <style:text-properties fo:color="#9876AA"/>
    </style:style>
    <style:style style:name="T48" style:parent-style-name="DefaultParagraphFont" style:family="text">
      <style:text-properties fo:color="#A9B7C6"/>
    </style:style>
    <style:style style:name="T49" style:parent-style-name="DefaultParagraphFont" style:family="text">
      <style:text-properties fo:color="#CC7832"/>
    </style:style>
    <style:style style:name="T50" style:parent-style-name="DefaultParagraphFont" style:family="text">
      <style:text-properties fo:color="#CC7832"/>
    </style:style>
    <style:style style:name="T51" style:parent-style-name="DefaultParagraphFont" style:family="text">
      <style:text-properties fo:color="#CC7832"/>
    </style:style>
    <style:style style:name="T52" style:parent-style-name="DefaultParagraphFont" style:family="text">
      <style:text-properties fo:color="#9876AA"/>
    </style:style>
    <style:style style:name="T53" style:parent-style-name="DefaultParagraphFont" style:family="text">
      <style:text-properties fo:color="#A9B7C6"/>
    </style:style>
    <style:style style:name="T54" style:parent-style-name="DefaultParagraphFont" style:family="text">
      <style:text-properties fo:color="#6897BB"/>
    </style:style>
    <style:style style:name="T55" style:parent-style-name="DefaultParagraphFont" style:family="text">
      <style:text-properties fo:color="#CC7832"/>
    </style:style>
    <style:style style:name="T56" style:parent-style-name="DefaultParagraphFont" style:family="text">
      <style:text-properties fo:color="#CC7832"/>
    </style:style>
    <style:style style:name="T57" style:parent-style-name="DefaultParagraphFont" style:family="text">
      <style:text-properties fo:color="#CC7832"/>
    </style:style>
    <style:style style:name="T58" style:parent-style-name="DefaultParagraphFont" style:family="text">
      <style:text-properties fo:color="#9876AA"/>
    </style:style>
    <style:style style:name="T59" style:parent-style-name="DefaultParagraphFont" style:family="text">
      <style:text-properties fo:color="#A9B7C6"/>
    </style:style>
    <style:style style:name="T60" style:parent-style-name="DefaultParagraphFont" style:family="text">
      <style:text-properties fo:color="#6897BB"/>
    </style:style>
    <style:style style:name="T61" style:parent-style-name="DefaultParagraphFont" style:family="text">
      <style:text-properties fo:color="#CC7832"/>
    </style:style>
    <style:style style:name="T62" style:parent-style-name="DefaultParagraphFont" style:family="text">
      <style:text-properties fo:color="#CC7832"/>
    </style:style>
    <style:style style:name="T63" style:parent-style-name="DefaultParagraphFont" style:family="text">
      <style:text-properties fo:color="#CC7832"/>
    </style:style>
    <style:style style:name="T64" style:parent-style-name="DefaultParagraphFont" style:family="text">
      <style:text-properties fo:color="#9876AA" fo:background-color="#00FFFF"/>
    </style:style>
    <style:style style:name="T65" style:parent-style-name="DefaultParagraphFont" style:family="text">
      <style:text-properties fo:color="#A9B7C6" fo:background-color="#00FFFF"/>
    </style:style>
    <style:style style:name="T66" style:parent-style-name="DefaultParagraphFont" style:family="text">
      <style:text-properties fo:color="#A9B7C6" fo:background-color="#00FFFF"/>
    </style:style>
    <style:style style:name="T67" style:parent-style-name="DefaultParagraphFont" style:family="text">
      <style:text-properties fo:color="#A9B7C6" fo:background-color="#00FFFF"/>
    </style:style>
    <style:style style:name="T68" style:parent-style-name="DefaultParagraphFont" style:family="text">
      <style:text-properties fo:color="#9876AA" fo:background-color="#00FFFF"/>
    </style:style>
    <style:style style:name="T69" style:parent-style-name="DefaultParagraphFont" style:family="text">
      <style:text-properties fo:color="#A9B7C6" fo:background-color="#00FFFF"/>
    </style:style>
    <style:style style:name="T70" style:parent-style-name="DefaultParagraphFont" style:family="text">
      <style:text-properties fo:color="#6A8759" fo:background-color="#00FFFF"/>
    </style:style>
    <style:style style:name="T71" style:parent-style-name="DefaultParagraphFont" style:family="text">
      <style:text-properties fo:color="#CC7832" fo:background-color="#00FFFF"/>
    </style:style>
    <style:style style:name="T72" style:parent-style-name="DefaultParagraphFont" style:family="text">
      <style:text-properties fo:color="#CC7832" fo:background-color="#00FFFF"/>
    </style:style>
    <style:style style:name="T73" style:parent-style-name="DefaultParagraphFont" style:family="text">
      <style:text-properties fo:color="#CC7832" fo:background-color="#00FFFF"/>
    </style:style>
    <style:style style:name="T74" style:parent-style-name="DefaultParagraphFont" style:family="text">
      <style:text-properties fo:color="#9876AA" fo:background-color="#00FFFF"/>
    </style:style>
    <style:style style:name="T75" style:parent-style-name="DefaultParagraphFont" style:family="text">
      <style:text-properties fo:color="#A9B7C6" fo:background-color="#00FFFF"/>
    </style:style>
    <style:style style:name="T76" style:parent-style-name="DefaultParagraphFont" style:family="text">
      <style:text-properties fo:color="#A9B7C6" fo:background-color="#00FFFF"/>
    </style:style>
    <style:style style:name="T77" style:parent-style-name="DefaultParagraphFont" style:family="text">
      <style:text-properties fo:color="#A9B7C6" fo:background-color="#00FFFF"/>
    </style:style>
    <style:style style:name="T78" style:parent-style-name="DefaultParagraphFont" style:family="text">
      <style:text-properties fo:color="#9876AA" fo:background-color="#00FFFF"/>
    </style:style>
    <style:style style:name="T79" style:parent-style-name="DefaultParagraphFont" style:family="text">
      <style:text-properties fo:color="#A9B7C6" fo:background-color="#00FFFF"/>
    </style:style>
    <style:style style:name="T80" style:parent-style-name="DefaultParagraphFont" style:family="text">
      <style:text-properties fo:color="#9876AA" fo:background-color="#00FFFF"/>
    </style:style>
    <style:style style:name="T81" style:parent-style-name="DefaultParagraphFont" style:family="text">
      <style:text-properties fo:color="#A9B7C6" fo:background-color="#00FFFF"/>
    </style:style>
    <style:style style:name="T82" style:parent-style-name="DefaultParagraphFont" style:family="text">
      <style:text-properties fo:color="#6897BB" fo:background-color="#00FFFF"/>
    </style:style>
    <style:style style:name="T83" style:parent-style-name="DefaultParagraphFont" style:family="text">
      <style:text-properties fo:color="#A9B7C6" fo:background-color="#00FFFF"/>
    </style:style>
    <style:style style:name="T84" style:parent-style-name="DefaultParagraphFont" style:family="text">
      <style:text-properties fo:color="#CC7832" fo:background-color="#00FFFF"/>
    </style:style>
    <style:style style:name="T85" style:parent-style-name="DefaultParagraphFont" style:family="text">
      <style:text-properties fo:color="#CC7832" fo:background-color="#00FFFF"/>
    </style:style>
    <style:style style:name="T86" style:parent-style-name="DefaultParagraphFont" style:family="text">
      <style:text-properties fo:color="#CC7832" fo:background-color="#00FFFF"/>
    </style:style>
    <style:style style:name="T87" style:parent-style-name="DefaultParagraphFont" style:family="text">
      <style:text-properties fo:color="#9876AA" fo:background-color="#00FFFF"/>
    </style:style>
    <style:style style:name="T88" style:parent-style-name="DefaultParagraphFont" style:family="text">
      <style:text-properties fo:color="#A9B7C6" fo:background-color="#00FFFF"/>
    </style:style>
    <style:style style:name="T89" style:parent-style-name="DefaultParagraphFont" style:family="text">
      <style:text-properties fo:color="#CC7832" fo:background-color="#00FFFF"/>
    </style:style>
    <style:style style:name="T90" style:parent-style-name="DefaultParagraphFont" style:family="text">
      <style:text-properties fo:color="#CC7832" fo:background-color="#00FFFF"/>
    </style:style>
    <style:style style:name="T91" style:parent-style-name="DefaultParagraphFont" style:family="text">
      <style:text-properties fo:color="#CC7832" fo:background-color="#00FFFF"/>
    </style:style>
    <style:style style:name="T92" style:parent-style-name="DefaultParagraphFont" style:family="text">
      <style:text-properties fo:color="#A9B7C6" fo:background-color="#00FFFF"/>
    </style:style>
    <style:style style:name="T93" style:parent-style-name="DefaultParagraphFont" style:family="text">
      <style:text-properties fo:color="#A9B7C6" fo:background-color="#00FFFF"/>
    </style:style>
    <style:style style:name="T94" style:parent-style-name="DefaultParagraphFont" style:family="text">
      <style:text-properties fo:color="#A9B7C6" fo:background-color="#00FFFF"/>
    </style:style>
    <style:style style:name="T95" style:parent-style-name="DefaultParagraphFont" style:family="text">
      <style:text-properties fo:color="#CC7832" fo:background-color="#00FFFF"/>
    </style:style>
    <style:style style:name="T96" style:parent-style-name="DefaultParagraphFont" style:family="text">
      <style:text-properties fo:color="#CC7832"/>
    </style:style>
    <style:style style:name="T97" style:parent-style-name="DefaultParagraphFont" style:family="text">
      <style:text-properties fo:color="#CC7832"/>
    </style:style>
    <style:style style:name="T98" style:parent-style-name="DefaultParagraphFont" style:family="text">
      <style:text-properties fo:color="#9876AA"/>
    </style:style>
    <style:style style:name="T99" style:parent-style-name="DefaultParagraphFont" style:family="text">
      <style:text-properties fo:color="#A9B7C6"/>
    </style:style>
    <style:style style:name="T100" style:parent-style-name="DefaultParagraphFont" style:family="text">
      <style:text-properties fo:color="#A9B7C6"/>
    </style:style>
    <style:style style:name="T101" style:parent-style-name="DefaultParagraphFont" style:family="text">
      <style:text-properties fo:color="#A9B7C6"/>
    </style:style>
    <style:style style:name="T102" style:parent-style-name="DefaultParagraphFont" style:family="text">
      <style:text-properties fo:color="#FFC66D"/>
    </style:style>
    <style:style style:name="T103" style:parent-style-name="DefaultParagraphFont" style:family="text">
      <style:text-properties fo:color="#A9B7C6"/>
    </style:style>
    <style:style style:name="T104" style:parent-style-name="DefaultParagraphFont" style:family="text">
      <style:text-properties fo:color="#FFC66D"/>
    </style:style>
    <style:style style:name="T105" style:parent-style-name="DefaultParagraphFont" style:family="text">
      <style:text-properties fo:color="#CC7832"/>
    </style:style>
    <style:style style:name="T106" style:parent-style-name="DefaultParagraphFont" style:family="text">
      <style:text-properties fo:color="#CC7832"/>
    </style:style>
    <style:style style:name="T107" style:parent-style-name="DefaultParagraphFont" style:family="text">
      <style:text-properties fo:color="#CC7832"/>
    </style:style>
    <style:style style:name="T108" style:parent-style-name="DefaultParagraphFont" style:family="text">
      <style:text-properties fo:color="#FFC66D"/>
    </style:style>
    <style:style style:name="T109" style:parent-style-name="DefaultParagraphFont" style:family="text">
      <style:text-properties fo:color="#A9B7C6"/>
    </style:style>
    <style:style style:name="T110" style:parent-style-name="DefaultParagraphFont" style:family="text">
      <style:text-properties fo:color="#FFC66D"/>
    </style:style>
    <style:style style:name="T111" style:parent-style-name="DefaultParagraphFont" style:family="text">
      <style:text-properties fo:color="#CC7832"/>
    </style:style>
    <style:style style:name="T112" style:parent-style-name="DefaultParagraphFont" style:family="text">
      <style:text-properties fo:color="#CC7832"/>
    </style:style>
    <style:style style:name="T113" style:parent-style-name="DefaultParagraphFont" style:family="text">
      <style:text-properties fo:color="#CC7832"/>
    </style:style>
    <style:style style:name="T114" style:parent-style-name="DefaultParagraphFont" style:family="text">
      <style:text-properties fo:color="#FFC66D"/>
    </style:style>
    <style:style style:name="T115" style:parent-style-name="DefaultParagraphFont" style:family="text">
      <style:text-properties fo:color="#A9B7C6"/>
    </style:style>
    <style:style style:name="T116" style:parent-style-name="DefaultParagraphFont" style:family="text">
      <style:text-properties fo:color="#FFC66D"/>
    </style:style>
    <style:style style:name="T117" style:parent-style-name="DefaultParagraphFont" style:family="text">
      <style:text-properties fo:color="#FFC66D"/>
    </style:style>
    <style:style style:name="T118" style:parent-style-name="DefaultParagraphFont" style:family="text">
      <style:text-properties fo:color="#FFC66D"/>
    </style:style>
    <style:style style:name="T119" style:parent-style-name="DefaultParagraphFont" style:family="text">
      <style:text-properties fo:color="#A9B7C6"/>
    </style:style>
    <style:style style:name="T120" style:parent-style-name="DefaultParagraphFont" style:family="text">
      <style:text-properties fo:color="#A9B7C6"/>
    </style:style>
    <style:style style:name="T121" style:parent-style-name="DefaultParagraphFont" style:family="text">
      <style:text-properties fo:color="#A9B7C6"/>
    </style:style>
    <style:style style:name="T122" style:parent-style-name="DefaultParagraphFont" style:family="text">
      <style:text-properties fo:color="#CC7832"/>
    </style:style>
    <style:style style:name="P123" style:parent-style-name="PreformattedText" style:family="paragraph">
      <style:text-properties style:font-name="Consolas, monospace, 'Lucida Co" fo:color="#666600" fo:font-size="9.5pt" style:font-size-asian="9.5pt" fo:language="nl" fo:country="NL"/>
    </style:style>
    <style:style style:name="P124" style:parent-style-name="PreformattedText" style:family="paragraph">
      <style:text-properties fo:language="nl" fo:country="NL"/>
    </style:style>
    <style:style style:name="P125" style:parent-style-name="PreformattedText" style:family="paragraph">
      <style:text-properties fo:language="nl" fo:country="NL"/>
    </style:style>
    <style:style style:name="P126" style:parent-style-name="Textbody" style:family="paragraph">
      <style:text-properties fo:language="nl" fo:country="NL"/>
    </style:style>
    <style:style style:name="P127" style:parent-style-name="HTMLPreformatted" style:family="paragraph">
      <style:paragraph-properties fo:background-color="#2B2B2B"/>
    </style:style>
    <style:style style:name="T128" style:parent-style-name="DefaultParagraphFont" style:family="text">
      <style:text-properties fo:color="#CC7832" fo:font-size="8pt" style:font-size-asian="8pt" style:font-size-complex="8pt"/>
    </style:style>
    <style:style style:name="T129" style:parent-style-name="DefaultParagraphFont" style:family="text">
      <style:text-properties fo:color="#FFC66D" fo:font-size="8pt" style:font-size-asian="8pt" style:font-size-complex="8pt"/>
    </style:style>
    <style:style style:name="T130" style:parent-style-name="DefaultParagraphFont" style:family="text">
      <style:text-properties fo:color="#A9B7C6" fo:font-size="8pt" style:font-size-asian="8pt" style:font-size-complex="8pt"/>
    </style:style>
    <style:style style:name="T131" style:parent-style-name="DefaultParagraphFont" style:family="text">
      <style:text-properties fo:color="#A9B7C6" fo:font-size="8pt" style:font-size-asian="8pt" style:font-size-complex="8pt"/>
    </style:style>
    <style:style style:name="T132" style:parent-style-name="DefaultParagraphFont" style:family="text">
      <style:text-properties fo:color="#A9B7C6" fo:font-size="8pt" style:font-size-asian="8pt" style:font-size-complex="8pt"/>
    </style:style>
    <style:style style:name="T133" style:parent-style-name="DefaultParagraphFont" style:family="text">
      <style:text-properties fo:color="#A9B7C6" fo:font-size="8pt" style:font-size-asian="8pt" style:font-size-complex="8pt"/>
    </style:style>
    <style:style style:name="T134" style:parent-style-name="DefaultParagraphFont" style:family="text">
      <style:text-properties fo:color="#A9B7C6" fo:font-size="8pt" style:font-size-asian="8pt" style:font-size-complex="8pt"/>
    </style:style>
    <style:style style:name="T135" style:parent-style-name="DefaultParagraphFont" style:family="text">
      <style:text-properties fo:color="#808080" fo:font-size="8pt" style:font-size-asian="8pt" style:font-size-complex="8pt"/>
    </style:style>
    <style:style style:name="T136" style:parent-style-name="DefaultParagraphFont" style:family="text">
      <style:text-properties fo:color="#808080" fo:font-size="8pt" style:font-size-asian="8pt" style:font-size-complex="8pt"/>
    </style:style>
    <style:style style:name="T137" style:parent-style-name="DefaultParagraphFont" style:family="text">
      <style:text-properties fo:color="#808080" fo:font-size="8pt" style:font-size-asian="8pt" style:font-size-complex="8pt"/>
    </style:style>
    <style:style style:name="T138" style:parent-style-name="DefaultParagraphFont" style:family="text">
      <style:text-properties fo:color="#808080" fo:font-size="8pt" style:font-size-asian="8pt" style:font-size-complex="8pt"/>
    </style:style>
    <style:style style:name="T139" style:parent-style-name="DefaultParagraphFont" style:family="text">
      <style:text-properties fo:color="#CC7832" fo:font-size="8pt" style:font-size-asian="8pt" style:font-size-complex="8pt"/>
    </style:style>
    <style:style style:name="T140" style:parent-style-name="DefaultParagraphFont" style:family="text">
      <style:text-properties fo:color="#A9B7C6" fo:font-size="8pt" style:font-size-asian="8pt" style:font-size-complex="8pt"/>
    </style:style>
    <style:style style:name="T141" style:parent-style-name="DefaultParagraphFont" style:family="text">
      <style:text-properties fo:color="#FFC66D" fo:font-size="8pt" style:font-size-asian="8pt" style:font-size-complex="8pt"/>
    </style:style>
    <style:style style:name="T142" style:parent-style-name="DefaultParagraphFont" style:family="text">
      <style:text-properties fo:color="#A9B7C6" fo:font-size="8pt" style:font-size-asian="8pt" style:font-size-complex="8pt"/>
    </style:style>
    <style:style style:name="T143" style:parent-style-name="DefaultParagraphFont" style:family="text">
      <style:text-properties fo:color="#9876AA" fo:font-size="8pt" style:font-size-asian="8pt" style:font-size-complex="8pt"/>
    </style:style>
    <style:style style:name="T144" style:parent-style-name="DefaultParagraphFont" style:family="text">
      <style:text-properties fo:color="#A9B7C6" fo:font-size="8pt" style:font-size-asian="8pt" style:font-size-complex="8pt"/>
    </style:style>
    <style:style style:name="T145" style:parent-style-name="DefaultParagraphFont" style:family="text">
      <style:text-properties fo:color="#6897BB" fo:font-size="8pt" style:font-size-asian="8pt" style:font-size-complex="8pt"/>
    </style:style>
    <style:style style:name="T146" style:parent-style-name="DefaultParagraphFont" style:family="text">
      <style:text-properties fo:color="#CC7832" fo:font-size="8pt" style:font-size-asian="8pt" style:font-size-complex="8pt"/>
    </style:style>
    <style:style style:name="T147" style:parent-style-name="DefaultParagraphFont" style:family="text">
      <style:text-properties fo:color="#6897BB" fo:font-size="8pt" style:font-size-asian="8pt" style:font-size-complex="8pt"/>
    </style:style>
    <style:style style:name="T148" style:parent-style-name="DefaultParagraphFont" style:family="text">
      <style:text-properties fo:color="#CC7832" fo:font-size="8pt" style:font-size-asian="8pt" style:font-size-complex="8pt"/>
    </style:style>
    <style:style style:name="T149" style:parent-style-name="DefaultParagraphFont" style:family="text">
      <style:text-properties fo:color="#6A8759" fo:font-size="8pt" style:font-size-asian="8pt" style:font-size-complex="8pt"/>
    </style:style>
    <style:style style:name="T150" style:parent-style-name="DefaultParagraphFont" style:family="text">
      <style:text-properties fo:color="#A9B7C6" fo:font-size="8pt" style:font-size-asian="8pt" style:font-size-complex="8pt"/>
    </style:style>
    <style:style style:name="T151" style:parent-style-name="DefaultParagraphFont" style:family="text">
      <style:text-properties fo:color="#CC7832" fo:font-size="8pt" style:font-size-asian="8pt" style:font-size-complex="8pt"/>
    </style:style>
    <style:style style:name="T152" style:parent-style-name="DefaultParagraphFont" style:family="text">
      <style:text-properties fo:color="#CC7832" fo:font-size="8pt" style:font-size-asian="8pt" style:font-size-complex="8pt"/>
    </style:style>
    <style:style style:name="T153" style:parent-style-name="DefaultParagraphFont" style:family="text">
      <style:text-properties fo:color="#CC7832" fo:font-size="8pt" style:font-size-asian="8pt" style:font-size-complex="8pt"/>
    </style:style>
    <style:style style:name="T154" style:parent-style-name="DefaultParagraphFont" style:family="text">
      <style:text-properties fo:color="#CC7832" fo:font-size="8pt" style:font-size-asian="8pt" style:font-size-complex="8pt"/>
    </style:style>
    <style:style style:name="T155" style:parent-style-name="DefaultParagraphFont" style:family="text">
      <style:text-properties fo:color="#808080" fo:font-size="8pt" style:font-size-asian="8pt" style:font-size-complex="8pt"/>
    </style:style>
    <style:style style:name="T156" style:parent-style-name="DefaultParagraphFont" style:family="text">
      <style:text-properties fo:color="#808080" fo:font-size="8pt" style:font-size-asian="8pt" style:font-size-complex="8pt"/>
    </style:style>
    <style:style style:name="T157" style:parent-style-name="DefaultParagraphFont" style:family="text">
      <style:text-properties fo:color="#808080" fo:font-size="8pt" style:font-size-asian="8pt" style:font-size-complex="8pt"/>
    </style:style>
    <style:style style:name="T158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 fo:font-size="8pt" style:font-size-asian="8pt" style:font-size-complex="8pt"/>
    </style:style>
    <style:style style:name="T159" style:parent-style-name="DefaultParagraphFont" style:family="text">
      <style:text-properties fo:color="#A9B7C6" fo:font-size="8pt" style:font-size-asian="8pt" style:font-size-complex="8pt"/>
    </style:style>
    <style:style style:name="T160" style:parent-style-name="DefaultParagraphFont" style:family="text">
      <style:text-properties fo:color="#CC7832" fo:font-size="8pt" style:font-size-asian="8pt" style:font-size-complex="8pt"/>
    </style:style>
    <style:style style:name="T161" style:parent-style-name="DefaultParagraphFont" style:family="text">
      <style:text-properties fo:color="#A9B7C6" fo:font-size="8pt" style:font-size-asian="8pt" style:font-size-complex="8pt"/>
    </style:style>
    <style:style style:name="T162" style:parent-style-name="DefaultParagraphFont" style:family="text">
      <style:text-properties fo:color="#9876AA" fo:font-size="8pt" style:font-size-asian="8pt" style:font-size-complex="8pt"/>
    </style:style>
    <style:style style:name="T163" style:parent-style-name="DefaultParagraphFont" style:family="text">
      <style:text-properties fo:color="#A9B7C6" fo:font-size="8pt" style:font-size-asian="8pt" style:font-size-complex="8pt"/>
    </style:style>
    <style:style style:name="T164" style:parent-style-name="DefaultParagraphFont" style:family="text">
      <style:text-properties fo:color="#FFC66D" fo:font-size="8pt" style:font-size-asian="8pt" style:font-size-complex="8pt"/>
    </style:style>
    <style:style style:name="T165" style:parent-style-name="DefaultParagraphFont" style:family="text">
      <style:text-properties fo:color="#A9B7C6" fo:font-size="8pt" style:font-size-asian="8pt" style:font-size-complex="8pt"/>
    </style:style>
    <style:style style:name="T166" style:parent-style-name="DefaultParagraphFont" style:family="text">
      <style:text-properties fo:color="#CC7832" fo:font-size="8pt" style:font-size-asian="8pt" style:font-size-complex="8pt"/>
    </style:style>
    <style:style style:name="T167" style:parent-style-name="DefaultParagraphFont" style:family="text">
      <style:text-properties fo:color="#CC7832" fo:font-size="8pt" style:font-size-asian="8pt" style:font-size-complex="8pt"/>
    </style:style>
    <style:style style:name="T168" style:parent-style-name="DefaultParagraphFont" style:family="text">
      <style:text-properties fo:color="#CC7832" fo:font-size="8pt" style:font-size-asian="8pt" style:font-size-complex="8pt"/>
    </style:style>
    <style:style style:name="T169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 fo:font-size="8pt" style:font-size-asian="8pt" style:font-size-complex="8pt"/>
    </style:style>
    <style:style style:name="T170" style:parent-style-name="DefaultParagraphFont" style:family="text">
      <style:text-properties fo:color="#A9B7C6" fo:font-size="8pt" style:font-size-asian="8pt" style:font-size-complex="8pt"/>
    </style:style>
    <style:style style:name="T171" style:parent-style-name="DefaultParagraphFont" style:family="text">
      <style:text-properties fo:color="#FFC66D" fo:font-size="8pt" style:font-size-asian="8pt" style:font-size-complex="8pt"/>
    </style:style>
    <style:style style:name="T172" style:parent-style-name="DefaultParagraphFont" style:family="text">
      <style:text-properties fo:color="#A9B7C6" fo:font-size="8pt" style:font-size-asian="8pt" style:font-size-complex="8pt"/>
    </style:style>
    <style:style style:name="T173" style:parent-style-name="DefaultParagraphFont" style:family="text">
      <style:text-properties fo:color="#6897BB" fo:font-size="8pt" style:font-size-asian="8pt" style:font-size-complex="8pt"/>
    </style:style>
    <style:style style:name="T174" style:parent-style-name="DefaultParagraphFont" style:family="text">
      <style:text-properties fo:color="#CC7832" fo:font-size="8pt" style:font-size-asian="8pt" style:font-size-complex="8pt"/>
    </style:style>
    <style:style style:name="T175" style:parent-style-name="DefaultParagraphFont" style:family="text">
      <style:text-properties fo:color="#6897BB" fo:font-size="8pt" style:font-size-asian="8pt" style:font-size-complex="8pt"/>
    </style:style>
    <style:style style:name="T176" style:parent-style-name="DefaultParagraphFont" style:family="text">
      <style:text-properties fo:color="#CC7832" fo:font-size="8pt" style:font-size-asian="8pt" style:font-size-complex="8pt"/>
    </style:style>
    <style:style style:name="T177" style:parent-style-name="DefaultParagraphFont" style:family="text">
      <style:text-properties fo:color="#6A8759" fo:font-size="8pt" style:font-size-asian="8pt" style:font-size-complex="8pt"/>
    </style:style>
    <style:style style:name="T178" style:parent-style-name="DefaultParagraphFont" style:family="text">
      <style:text-properties fo:color="#A9B7C6" fo:font-size="8pt" style:font-size-asian="8pt" style:font-size-complex="8pt"/>
    </style:style>
    <style:style style:name="T179" style:parent-style-name="DefaultParagraphFont" style:family="text">
      <style:text-properties fo:color="#FFC66D" fo:font-size="8pt" style:font-size-asian="8pt" style:font-size-complex="8pt"/>
    </style:style>
    <style:style style:name="T180" style:parent-style-name="DefaultParagraphFont" style:family="text">
      <style:text-properties fo:color="#A9B7C6" fo:font-size="8pt" style:font-size-asian="8pt" style:font-size-complex="8pt"/>
    </style:style>
    <style:style style:name="T181" style:parent-style-name="DefaultParagraphFont" style:family="text">
      <style:text-properties fo:color="#6897BB" fo:font-size="8pt" style:font-size-asian="8pt" style:font-size-complex="8pt"/>
    </style:style>
    <style:style style:name="T182" style:parent-style-name="DefaultParagraphFont" style:family="text">
      <style:text-properties fo:color="#A9B7C6" fo:font-size="8pt" style:font-size-asian="8pt" style:font-size-complex="8pt"/>
    </style:style>
    <style:style style:name="T183" style:parent-style-name="DefaultParagraphFont" style:family="text">
      <style:text-properties fo:color="#CC7832" fo:font-size="8pt" style:font-size-asian="8pt" style:font-size-complex="8pt"/>
    </style:style>
    <style:style style:name="T184" style:parent-style-name="DefaultParagraphFont" style:family="text">
      <style:text-properties fo:color="#CC7832" fo:font-size="8pt" style:font-size-asian="8pt" style:font-size-complex="8pt"/>
    </style:style>
    <style:style style:name="T185" style:parent-style-name="DefaultParagraphFont" style:family="text">
      <style:text-properties fo:color="#CC7832" fo:font-size="8pt" style:font-size-asian="8pt" style:font-size-complex="8pt"/>
    </style:style>
    <style:style style:name="T186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 fo:font-size="8pt" style:font-size-asian="8pt" style:font-size-complex="8pt"/>
    </style:style>
    <style:style style:name="T187" style:parent-style-name="DefaultParagraphFont" style:family="text">
      <style:text-properties fo:color="#A9B7C6" fo:font-size="8pt" style:font-size-asian="8pt" style:font-size-complex="8pt"/>
    </style:style>
    <style:style style:name="T188" style:parent-style-name="DefaultParagraphFont" style:family="text">
      <style:text-properties fo:color="#FFC66D" fo:font-size="8pt" style:font-size-asian="8pt" style:font-size-complex="8pt"/>
    </style:style>
    <style:style style:name="T189" style:parent-style-name="DefaultParagraphFont" style:family="text">
      <style:text-properties fo:color="#A9B7C6" fo:font-size="8pt" style:font-size-asian="8pt" style:font-size-complex="8pt"/>
    </style:style>
    <style:style style:name="T190" style:parent-style-name="DefaultParagraphFont" style:family="text">
      <style:text-properties fo:color="#6897BB" fo:font-size="8pt" style:font-size-asian="8pt" style:font-size-complex="8pt"/>
    </style:style>
    <style:style style:name="T191" style:parent-style-name="DefaultParagraphFont" style:family="text">
      <style:text-properties fo:color="#CC7832" fo:font-size="8pt" style:font-size-asian="8pt" style:font-size-complex="8pt"/>
    </style:style>
    <style:style style:name="T192" style:parent-style-name="DefaultParagraphFont" style:family="text">
      <style:text-properties fo:color="#6897BB" fo:font-size="8pt" style:font-size-asian="8pt" style:font-size-complex="8pt"/>
    </style:style>
    <style:style style:name="T193" style:parent-style-name="DefaultParagraphFont" style:family="text">
      <style:text-properties fo:color="#CC7832" fo:font-size="8pt" style:font-size-asian="8pt" style:font-size-complex="8pt"/>
    </style:style>
    <style:style style:name="T194" style:parent-style-name="DefaultParagraphFont" style:family="text">
      <style:text-properties fo:color="#6A8759" fo:font-size="8pt" style:font-size-asian="8pt" style:font-size-complex="8pt"/>
    </style:style>
    <style:style style:name="T195" style:parent-style-name="DefaultParagraphFont" style:family="text">
      <style:text-properties fo:color="#A9B7C6" fo:font-size="8pt" style:font-size-asian="8pt" style:font-size-complex="8pt"/>
    </style:style>
    <style:style style:name="T196" style:parent-style-name="DefaultParagraphFont" style:family="text">
      <style:text-properties fo:color="#CC7832" fo:font-size="8pt" style:font-size-asian="8pt" style:font-size-complex="8pt"/>
    </style:style>
    <style:style style:name="T197" style:parent-style-name="DefaultParagraphFont" style:family="text">
      <style:text-properties fo:color="#CC7832" fo:font-size="8pt" style:font-size-asian="8pt" style:font-size-complex="8pt"/>
    </style:style>
    <style:style style:name="T198" style:parent-style-name="DefaultParagraphFont" style:family="text">
      <style:text-properties fo:color="#CC7832" fo:font-size="8pt" style:font-size-asian="8pt" style:font-size-complex="8pt"/>
    </style:style>
    <style:style style:name="T199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 fo:font-size="8pt" style:font-size-asian="8pt" style:font-size-complex="8pt"/>
    </style:style>
    <style:style style:name="T200" style:parent-style-name="DefaultParagraphFont" style:family="text">
      <style:text-properties fo:color="#A9B7C6" fo:font-size="8pt" style:font-size-asian="8pt" style:font-size-complex="8pt"/>
    </style:style>
    <style:style style:name="T201" style:parent-style-name="DefaultParagraphFont" style:family="text">
      <style:text-properties fo:color="#FFC66D" fo:font-size="8pt" style:font-size-asian="8pt" style:font-size-complex="8pt"/>
    </style:style>
    <style:style style:name="T202" style:parent-style-name="DefaultParagraphFont" style:family="text">
      <style:text-properties fo:color="#A9B7C6" fo:font-size="8pt" style:font-size-asian="8pt" style:font-size-complex="8pt"/>
    </style:style>
    <style:style style:name="T203" style:parent-style-name="DefaultParagraphFont" style:family="text">
      <style:text-properties fo:color="#6897BB" fo:font-size="8pt" style:font-size-asian="8pt" style:font-size-complex="8pt"/>
    </style:style>
    <style:style style:name="T204" style:parent-style-name="DefaultParagraphFont" style:family="text">
      <style:text-properties fo:color="#CC7832" fo:font-size="8pt" style:font-size-asian="8pt" style:font-size-complex="8pt"/>
    </style:style>
    <style:style style:name="T205" style:parent-style-name="DefaultParagraphFont" style:family="text">
      <style:text-properties fo:color="#6897BB" fo:font-size="8pt" style:font-size-asian="8pt" style:font-size-complex="8pt"/>
    </style:style>
    <style:style style:name="T206" style:parent-style-name="DefaultParagraphFont" style:family="text">
      <style:text-properties fo:color="#CC7832" fo:font-size="8pt" style:font-size-asian="8pt" style:font-size-complex="8pt"/>
    </style:style>
    <style:style style:name="T207" style:parent-style-name="DefaultParagraphFont" style:family="text">
      <style:text-properties fo:color="#6A8759" fo:font-size="8pt" style:font-size-asian="8pt" style:font-size-complex="8pt"/>
    </style:style>
    <style:style style:name="T208" style:parent-style-name="DefaultParagraphFont" style:family="text">
      <style:text-properties fo:color="#A9B7C6" fo:font-size="8pt" style:font-size-asian="8pt" style:font-size-complex="8pt"/>
    </style:style>
    <style:style style:name="T209" style:parent-style-name="DefaultParagraphFont" style:family="text">
      <style:text-properties fo:color="#CC7832" fo:font-size="8pt" style:font-size-asian="8pt" style:font-size-complex="8pt"/>
    </style:style>
    <style:style style:name="T210" style:parent-style-name="DefaultParagraphFont" style:family="text">
      <style:text-properties fo:color="#CC7832" fo:font-size="8pt" style:font-size-asian="8pt" style:font-size-complex="8pt"/>
    </style:style>
    <style:style style:name="T211" style:parent-style-name="DefaultParagraphFont" style:family="text">
      <style:text-properties fo:color="#CC7832" fo:font-size="8pt" style:font-size-asian="8pt" style:font-size-complex="8pt"/>
    </style:style>
    <style:style style:name="T212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 fo:font-size="8pt" style:font-size-asian="8pt" style:font-size-complex="8pt"/>
    </style:style>
    <style:style style:name="T213" style:parent-style-name="DefaultParagraphFont" style:family="text">
      <style:text-properties fo:color="#A9B7C6" fo:font-size="8pt" style:font-size-asian="8pt" style:font-size-complex="8pt"/>
    </style:style>
    <style:style style:name="T214" style:parent-style-name="DefaultParagraphFont" style:family="text">
      <style:text-properties fo:color="#FFC66D" fo:font-size="8pt" style:font-size-asian="8pt" style:font-size-complex="8pt"/>
    </style:style>
    <style:style style:name="T215" style:parent-style-name="DefaultParagraphFont" style:family="text">
      <style:text-properties fo:color="#A9B7C6" fo:font-size="8pt" style:font-size-asian="8pt" style:font-size-complex="8pt"/>
    </style:style>
    <style:style style:name="T216" style:parent-style-name="DefaultParagraphFont" style:family="text">
      <style:text-properties fo:color="#6897BB" fo:font-size="8pt" style:font-size-asian="8pt" style:font-size-complex="8pt"/>
    </style:style>
    <style:style style:name="T217" style:parent-style-name="DefaultParagraphFont" style:family="text">
      <style:text-properties fo:color="#CC7832" fo:font-size="8pt" style:font-size-asian="8pt" style:font-size-complex="8pt"/>
    </style:style>
    <style:style style:name="T218" style:parent-style-name="DefaultParagraphFont" style:family="text">
      <style:text-properties fo:color="#6897BB" fo:font-size="8pt" style:font-size-asian="8pt" style:font-size-complex="8pt"/>
    </style:style>
    <style:style style:name="T219" style:parent-style-name="DefaultParagraphFont" style:family="text">
      <style:text-properties fo:color="#CC7832" fo:font-size="8pt" style:font-size-asian="8pt" style:font-size-complex="8pt"/>
    </style:style>
    <style:style style:name="T220" style:parent-style-name="DefaultParagraphFont" style:family="text">
      <style:text-properties fo:color="#6A8759" fo:font-size="8pt" style:font-size-asian="8pt" style:font-size-complex="8pt"/>
    </style:style>
    <style:style style:name="T221" style:parent-style-name="DefaultParagraphFont" style:family="text">
      <style:text-properties fo:color="#A9B7C6" fo:font-size="8pt" style:font-size-asian="8pt" style:font-size-complex="8pt"/>
    </style:style>
    <style:style style:name="T222" style:parent-style-name="DefaultParagraphFont" style:family="text">
      <style:text-properties fo:color="#CC7832" fo:font-size="8pt" style:font-size-asian="8pt" style:font-size-complex="8pt"/>
    </style:style>
    <style:style style:name="T223" style:parent-style-name="DefaultParagraphFont" style:family="text">
      <style:text-properties fo:color="#CC7832" fo:font-size="8pt" style:font-size-asian="8pt" style:font-size-complex="8pt"/>
    </style:style>
    <style:style style:name="T224" style:parent-style-name="DefaultParagraphFont" style:family="text">
      <style:text-properties fo:color="#CC7832" fo:font-size="8pt" style:font-size-asian="8pt" style:font-size-complex="8pt"/>
    </style:style>
    <style:style style:name="T225" style:parent-style-name="DefaultParagraphFont" style:family="text">
      <style:text-properties fo:color="#A9B7C6" fo:font-size="8pt" style:font-size-asian="8pt" style:font-size-complex="8pt"/>
    </style:style>
    <style:style style:name="P226" style:parent-style-name="PreformattedText" style:family="paragraph">
      <style:text-properties fo:language="nl" fo:country="NL"/>
    </style:style>
    <style:style style:name="P227" style:parent-style-name="Textbody" style:family="paragraph">
      <style:text-properties fo:color="#3399FF" fo:language="nl" fo:country="NL"/>
    </style:style>
    <style:style style:name="P228" style:parent-style-name="Heading1" style:family="paragraph">
      <style:paragraph-properties fo:break-before="page"/>
      <style:text-properties fo:language="nl" fo:country="NL"/>
    </style:style>
    <style:style style:name="T229" style:parent-style-name="DefaultParagraphFont" style:family="text">
      <style:text-properties fo:language="nl" fo:country="NL"/>
    </style:style>
    <style:style style:name="T230" style:parent-style-name="DefaultParagraphFont" style:family="text">
      <style:text-properties fo:language="nl" fo:country="NL"/>
    </style:style>
    <style:style style:name="T231" style:parent-style-name="DefaultParagraphFont" style:family="text">
      <style:text-properties fo:language="nl" fo:country="NL"/>
    </style:style>
    <style:style style:name="T232" style:parent-style-name="DefaultParagraphFont" style:family="text">
      <style:text-properties fo:language="nl" fo:country="NL"/>
    </style:style>
    <style:style style:name="T233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 fo:language="nl" fo:country="NL"/>
    </style:style>
    <style:style style:name="T234" style:parent-style-name="DefaultParagraphFont" style:family="text">
      <style:text-properties fo:color="#A9B7C6" fo:language="nl" fo:country="NL"/>
    </style:style>
    <style:style style:name="T235" style:parent-style-name="DefaultParagraphFont" style:family="text">
      <style:text-properties fo:color="#FFC66D" fo:language="nl" fo:country="NL"/>
    </style:style>
    <style:style style:name="T236" style:parent-style-name="DefaultParagraphFont" style:family="text">
      <style:text-properties fo:color="#A9B7C6" fo:language="nl" fo:country="NL"/>
    </style:style>
    <style:style style:name="T237" style:parent-style-name="DefaultParagraphFont" style:family="text">
      <style:text-properties fo:color="#6897BB" fo:language="nl" fo:country="NL"/>
    </style:style>
    <style:style style:name="T238" style:parent-style-name="DefaultParagraphFont" style:family="text">
      <style:text-properties fo:color="#CC7832" fo:language="nl" fo:country="NL"/>
    </style:style>
    <style:style style:name="T239" style:parent-style-name="DefaultParagraphFont" style:family="text">
      <style:text-properties fo:color="#6897BB" fo:language="nl" fo:country="NL"/>
    </style:style>
    <style:style style:name="T240" style:parent-style-name="DefaultParagraphFont" style:family="text">
      <style:text-properties fo:color="#CC7832" fo:language="nl" fo:country="NL"/>
    </style:style>
    <style:style style:name="T241" style:parent-style-name="DefaultParagraphFont" style:family="text">
      <style:text-properties fo:color="#6A8759" fo:language="nl" fo:country="NL"/>
    </style:style>
    <style:style style:name="T242" style:parent-style-name="DefaultParagraphFont" style:family="text">
      <style:text-properties fo:color="#A9B7C6" fo:language="nl" fo:country="NL"/>
    </style:style>
    <style:style style:name="T243" style:parent-style-name="DefaultParagraphFont" style:family="text">
      <style:text-properties fo:color="#CC7832" fo:language="nl" fo:country="NL"/>
    </style:style>
    <style:style style:name="P244" style:parent-style-name="Normal" style:family="paragraph">
      <style:paragraph-properties fo:widows="2" fo:orphans="2"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5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46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4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4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4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5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51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5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53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5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55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5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57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5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59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6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6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6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63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64" style:parent-style-name="DefaultParagraphFont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6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6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67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6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6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7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7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7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7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7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7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7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7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78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7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80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8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8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8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8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8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28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P287" style:parent-style-name="PreformattedText" style:family="paragraph">
      <style:text-properties style:font-name="Consolas, monospace, 'Lucida Co" fo:color="#666600" fo:font-size="9.5pt" style:font-size-asian="9.5pt" fo:language="nl" fo:country="NL"/>
    </style:style>
    <style:style style:name="P288" style:parent-style-name="Textbody" style:family="paragraph">
      <style:text-properties fo:color="#3399FF" fo:language="nl" fo:country="NL"/>
    </style:style>
    <style:style style:name="P289" style:parent-style-name="Heading1" style:family="paragraph">
      <style:paragraph-properties fo:break-before="page"/>
      <style:text-properties fo:language="nl" fo:country="NL"/>
    </style:style>
    <style:style style:name="T290" style:parent-style-name="DefaultParagraphFont" style:family="text">
      <style:text-properties fo:language="nl" fo:country="NL"/>
    </style:style>
    <style:style style:name="T291" style:parent-style-name="DefaultParagraphFont" style:family="text">
      <style:text-properties style:font-name="Segoe UI Emoji" style:font-name-asian="Segoe UI Emoji" style:font-name-complex="Segoe UI Emoji" fo:language="nl" fo:country="NL"/>
    </style:style>
    <style:style style:name="T292" style:parent-style-name="DefaultParagraphFont" style:family="text">
      <style:text-properties fo:language="nl" fo:country="NL"/>
    </style:style>
    <style:style style:name="T293" style:parent-style-name="DefaultParagraphFont" style:family="text">
      <style:text-properties fo:language="nl" fo:country="NL"/>
    </style:style>
    <style:style style:name="T294" style:parent-style-name="DefaultParagraphFont" style:family="text">
      <style:text-properties fo:language="nl" fo:country="NL"/>
    </style:style>
    <style:style style:name="T295" style:parent-style-name="DefaultParagraphFont" style:family="text">
      <style:text-properties fo:language="nl" fo:country="NL"/>
    </style:style>
    <style:style style:name="T296" style:parent-style-name="DefaultParagraphFont" style:family="text">
      <style:text-properties fo:language="nl" fo:country="NL"/>
    </style:style>
    <style:style style:name="P297" style:parent-style-name="HTMLPreformatted" style:family="paragraph">
      <style:paragraph-properties fo:background-color="#2B2B2B"/>
    </style:style>
    <style:style style:name="T298" style:parent-style-name="DefaultParagraphFont" style:family="text">
      <style:text-properties fo:color="#808080"/>
    </style:style>
    <style:style style:name="T299" style:parent-style-name="DefaultParagraphFont" style:family="text">
      <style:text-properties fo:color="#808080"/>
    </style:style>
    <style:style style:name="T300" style:parent-style-name="DefaultParagraphFont" style:family="text">
      <style:text-properties fo:color="#CC7832"/>
    </style:style>
    <style:style style:name="T301" style:parent-style-name="DefaultParagraphFont" style:family="text">
      <style:text-properties fo:color="#A9B7C6"/>
    </style:style>
    <style:style style:name="T302" style:parent-style-name="DefaultParagraphFont" style:family="text">
      <style:text-properties fo:color="#FFC66D"/>
    </style:style>
    <style:style style:name="T303" style:parent-style-name="DefaultParagraphFont" style:family="text">
      <style:text-properties fo:color="#A9B7C6"/>
    </style:style>
    <style:style style:name="T304" style:parent-style-name="DefaultParagraphFont" style:family="text">
      <style:text-properties fo:color="#A9B7C6"/>
    </style:style>
    <style:style style:name="T305" style:parent-style-name="DefaultParagraphFont" style:family="text">
      <style:text-properties fo:color="#A9B7C6"/>
    </style:style>
    <style:style style:name="T306" style:parent-style-name="DefaultParagraphFont" style:family="text">
      <style:text-properties fo:color="#9876AA"/>
    </style:style>
    <style:style style:name="T307" style:parent-style-name="DefaultParagraphFont" style:family="text">
      <style:text-properties fo:color="#A9B7C6"/>
    </style:style>
    <style:style style:name="T308" style:parent-style-name="DefaultParagraphFont" style:family="text">
      <style:text-properties fo:color="#6A8759"/>
    </style:style>
    <style:style style:name="T309" style:parent-style-name="DefaultParagraphFont" style:family="text">
      <style:text-properties fo:color="#CC7832"/>
    </style:style>
    <style:style style:name="T310" style:parent-style-name="DefaultParagraphFont" style:family="text">
      <style:text-properties fo:color="#CC7832"/>
    </style:style>
    <style:style style:name="T311" style:parent-style-name="DefaultParagraphFont" style:family="text">
      <style:text-properties fo:color="#CC7832"/>
    </style:style>
    <style:style style:name="T312" style:parent-style-name="DefaultParagraphFont" style:family="text">
      <style:text-properties fo:color="#9876AA"/>
    </style:style>
    <style:style style:name="T313" style:parent-style-name="DefaultParagraphFont" style:family="text">
      <style:text-properties fo:color="#A9B7C6"/>
    </style:style>
    <style:style style:name="T314" style:parent-style-name="DefaultParagraphFont" style:family="text">
      <style:text-properties fo:color="#CC7832"/>
    </style:style>
    <style:style style:name="T315" style:parent-style-name="DefaultParagraphFont" style:family="text">
      <style:text-properties fo:color="#A9B7C6"/>
    </style:style>
    <style:style style:name="T316" style:parent-style-name="DefaultParagraphFont" style:family="text">
      <style:text-properties fo:color="#6A8759"/>
    </style:style>
    <style:style style:name="T317" style:parent-style-name="DefaultParagraphFont" style:family="text">
      <style:text-properties fo:color="#CC7832"/>
    </style:style>
    <style:style style:name="T318" style:parent-style-name="DefaultParagraphFont" style:family="text">
      <style:text-properties fo:color="#A9B7C6"/>
    </style:style>
    <style:style style:name="T319" style:parent-style-name="DefaultParagraphFont" style:family="text">
      <style:text-properties fo:color="#9876AA"/>
    </style:style>
    <style:style style:name="T320" style:parent-style-name="DefaultParagraphFont" style:family="text">
      <style:text-properties fo:color="#A9B7C6"/>
    </style:style>
    <style:style style:name="T321" style:parent-style-name="DefaultParagraphFont" style:family="text">
      <style:text-properties fo:color="#6897BB"/>
    </style:style>
    <style:style style:name="T322" style:parent-style-name="DefaultParagraphFont" style:family="text">
      <style:text-properties fo:color="#CC7832"/>
    </style:style>
    <style:style style:name="T323" style:parent-style-name="DefaultParagraphFont" style:family="text">
      <style:text-properties fo:color="#9876AA"/>
    </style:style>
    <style:style style:name="T324" style:parent-style-name="DefaultParagraphFont" style:family="text">
      <style:text-properties fo:color="#A9B7C6"/>
    </style:style>
    <style:style style:name="T325" style:parent-style-name="DefaultParagraphFont" style:family="text">
      <style:text-properties fo:color="#6897BB"/>
    </style:style>
    <style:style style:name="T326" style:parent-style-name="DefaultParagraphFont" style:family="text">
      <style:text-properties fo:color="#A9B7C6"/>
    </style:style>
    <style:style style:name="T327" style:parent-style-name="DefaultParagraphFont" style:family="text">
      <style:text-properties fo:color="#CC7832"/>
    </style:style>
    <style:style style:name="T328" style:parent-style-name="DefaultParagraphFont" style:family="text">
      <style:text-properties fo:color="#CC7832"/>
    </style:style>
    <style:style style:name="T329" style:parent-style-name="DefaultParagraphFont" style:family="text">
      <style:text-properties fo:color="#CC7832"/>
    </style:style>
    <style:style style:name="T330" style:parent-style-name="DefaultParagraphFont" style:family="text">
      <style:text-properties fo:color="#9876AA"/>
    </style:style>
    <style:style style:name="T331" style:parent-style-name="DefaultParagraphFont" style:family="text">
      <style:text-properties fo:color="#A9B7C6"/>
    </style:style>
    <style:style style:name="T332" style:parent-style-name="DefaultParagraphFont" style:family="text">
      <style:text-properties fo:color="#6897BB"/>
    </style:style>
    <style:style style:name="T333" style:parent-style-name="DefaultParagraphFont" style:family="text">
      <style:text-properties fo:color="#CC7832"/>
    </style:style>
    <style:style style:name="T334" style:parent-style-name="DefaultParagraphFont" style:family="text">
      <style:text-properties fo:color="#CC7832"/>
    </style:style>
    <style:style style:name="T335" style:parent-style-name="DefaultParagraphFont" style:family="text">
      <style:text-properties fo:color="#CC7832"/>
    </style:style>
    <style:style style:name="T336" style:parent-style-name="DefaultParagraphFont" style:family="text">
      <style:text-properties fo:color="#9876AA"/>
    </style:style>
    <style:style style:name="T337" style:parent-style-name="DefaultParagraphFont" style:family="text">
      <style:text-properties fo:color="#A9B7C6"/>
    </style:style>
    <style:style style:name="T338" style:parent-style-name="DefaultParagraphFont" style:family="text">
      <style:text-properties fo:color="#6897BB"/>
    </style:style>
    <style:style style:name="T339" style:parent-style-name="DefaultParagraphFont" style:family="text">
      <style:text-properties fo:color="#6897BB"/>
    </style:style>
    <style:style style:name="T340" style:parent-style-name="DefaultParagraphFont" style:family="text">
      <style:text-properties fo:color="#A9B7C6"/>
    </style:style>
    <style:style style:name="T341" style:parent-style-name="DefaultParagraphFont" style:family="text">
      <style:text-properties fo:color="#CC7832"/>
    </style:style>
    <style:style style:name="T342" style:parent-style-name="DefaultParagraphFont" style:family="text">
      <style:text-properties fo:color="#CC7832"/>
    </style:style>
    <style:style style:name="T343" style:parent-style-name="DefaultParagraphFont" style:family="text">
      <style:text-properties fo:color="#CC7832"/>
    </style:style>
    <style:style style:name="T344" style:parent-style-name="DefaultParagraphFont" style:family="text">
      <style:text-properties fo:color="#CC7832"/>
    </style:style>
    <style:style style:name="T345" style:parent-style-name="DefaultParagraphFont" style:family="text">
      <style:text-properties fo:color="#A9B7C6"/>
    </style:style>
    <style:style style:name="T346" style:parent-style-name="DefaultParagraphFont" style:family="text">
      <style:text-properties fo:color="#FFC66D"/>
    </style:style>
    <style:style style:name="T347" style:parent-style-name="DefaultParagraphFont" style:family="text">
      <style:text-properties fo:color="#A9B7C6"/>
    </style:style>
    <style:style style:name="T348" style:parent-style-name="DefaultParagraphFont" style:family="text">
      <style:text-properties fo:color="#A9B7C6"/>
    </style:style>
    <style:style style:name="T349" style:parent-style-name="DefaultParagraphFont" style:family="text">
      <style:text-properties fo:color="#A9B7C6"/>
    </style:style>
    <style:style style:name="T350" style:parent-style-name="DefaultParagraphFont" style:family="text">
      <style:text-properties fo:color="#9876AA"/>
    </style:style>
    <style:style style:name="T351" style:parent-style-name="DefaultParagraphFont" style:family="text">
      <style:text-properties fo:color="#A9B7C6"/>
    </style:style>
    <style:style style:name="T352" style:parent-style-name="DefaultParagraphFont" style:family="text">
      <style:text-properties fo:color="#6A8759"/>
    </style:style>
    <style:style style:name="T353" style:parent-style-name="DefaultParagraphFont" style:family="text">
      <style:text-properties fo:color="#CC7832"/>
    </style:style>
    <style:style style:name="T354" style:parent-style-name="DefaultParagraphFont" style:family="text">
      <style:text-properties fo:color="#CC7832"/>
    </style:style>
    <style:style style:name="T355" style:parent-style-name="DefaultParagraphFont" style:family="text">
      <style:text-properties fo:color="#CC7832"/>
    </style:style>
    <style:style style:name="T356" style:parent-style-name="DefaultParagraphFont" style:family="text">
      <style:text-properties fo:color="#9876AA"/>
    </style:style>
    <style:style style:name="T357" style:parent-style-name="DefaultParagraphFont" style:family="text">
      <style:text-properties fo:color="#A9B7C6"/>
    </style:style>
    <style:style style:name="T358" style:parent-style-name="DefaultParagraphFont" style:family="text">
      <style:text-properties fo:color="#9876AA"/>
    </style:style>
    <style:style style:name="T359" style:parent-style-name="DefaultParagraphFont" style:family="text">
      <style:text-properties fo:color="#A9B7C6"/>
    </style:style>
    <style:style style:name="T360" style:parent-style-name="DefaultParagraphFont" style:family="text">
      <style:text-properties fo:color="#6A8759"/>
    </style:style>
    <style:style style:name="T361" style:parent-style-name="DefaultParagraphFont" style:family="text">
      <style:text-properties fo:color="#CC7832"/>
    </style:style>
    <style:style style:name="T362" style:parent-style-name="DefaultParagraphFont" style:family="text">
      <style:text-properties fo:color="#9876AA"/>
    </style:style>
    <style:style style:name="T363" style:parent-style-name="DefaultParagraphFont" style:family="text">
      <style:text-properties fo:color="#A9B7C6"/>
    </style:style>
    <style:style style:name="T364" style:parent-style-name="DefaultParagraphFont" style:family="text">
      <style:text-properties fo:color="#6897BB"/>
    </style:style>
    <style:style style:name="T365" style:parent-style-name="DefaultParagraphFont" style:family="text">
      <style:text-properties fo:color="#A9B7C6"/>
    </style:style>
    <style:style style:name="T366" style:parent-style-name="DefaultParagraphFont" style:family="text">
      <style:text-properties fo:color="#CC7832"/>
    </style:style>
    <style:style style:name="T367" style:parent-style-name="DefaultParagraphFont" style:family="text">
      <style:text-properties fo:color="#CC7832"/>
    </style:style>
    <style:style style:name="T368" style:parent-style-name="DefaultParagraphFont" style:family="text">
      <style:text-properties fo:color="#CC7832"/>
    </style:style>
    <style:style style:name="T369" style:parent-style-name="DefaultParagraphFont" style:family="text">
      <style:text-properties fo:color="#9876AA"/>
    </style:style>
    <style:style style:name="T370" style:parent-style-name="DefaultParagraphFont" style:family="text">
      <style:text-properties fo:color="#A9B7C6"/>
    </style:style>
    <style:style style:name="T371" style:parent-style-name="DefaultParagraphFont" style:family="text">
      <style:text-properties fo:color="#6897BB"/>
    </style:style>
    <style:style style:name="T372" style:parent-style-name="DefaultParagraphFont" style:family="text">
      <style:text-properties fo:color="#6897BB"/>
    </style:style>
    <style:style style:name="T373" style:parent-style-name="DefaultParagraphFont" style:family="text">
      <style:text-properties fo:color="#A9B7C6"/>
    </style:style>
    <style:style style:name="T374" style:parent-style-name="DefaultParagraphFont" style:family="text">
      <style:text-properties fo:color="#CC7832"/>
    </style:style>
    <style:style style:name="T375" style:parent-style-name="DefaultParagraphFont" style:family="text">
      <style:text-properties fo:color="#CC7832"/>
    </style:style>
    <style:style style:name="T376" style:parent-style-name="DefaultParagraphFont" style:family="text">
      <style:text-properties fo:color="#CC7832"/>
    </style:style>
    <style:style style:name="T377" style:parent-style-name="DefaultParagraphFont" style:family="text">
      <style:text-properties fo:color="#CC7832"/>
    </style:style>
    <style:style style:name="T378" style:parent-style-name="DefaultParagraphFont" style:family="text">
      <style:text-properties fo:color="#A9B7C6"/>
    </style:style>
    <style:style style:name="T379" style:parent-style-name="DefaultParagraphFont" style:family="text">
      <style:text-properties fo:color="#FFC66D"/>
    </style:style>
    <style:style style:name="T380" style:parent-style-name="DefaultParagraphFont" style:family="text">
      <style:text-properties fo:color="#A9B7C6"/>
    </style:style>
    <style:style style:name="T381" style:parent-style-name="DefaultParagraphFont" style:family="text">
      <style:text-properties fo:color="#A9B7C6"/>
    </style:style>
    <style:style style:name="T382" style:parent-style-name="DefaultParagraphFont" style:family="text">
      <style:text-properties fo:color="#A9B7C6"/>
    </style:style>
    <style:style style:name="T383" style:parent-style-name="DefaultParagraphFont" style:family="text">
      <style:text-properties fo:color="#9876AA"/>
    </style:style>
    <style:style style:name="T384" style:parent-style-name="DefaultParagraphFont" style:family="text">
      <style:text-properties fo:color="#A9B7C6"/>
    </style:style>
    <style:style style:name="T385" style:parent-style-name="DefaultParagraphFont" style:family="text">
      <style:text-properties fo:color="#6A8759"/>
    </style:style>
    <style:style style:name="T386" style:parent-style-name="DefaultParagraphFont" style:family="text">
      <style:text-properties fo:color="#CC7832"/>
    </style:style>
    <style:style style:name="T387" style:parent-style-name="DefaultParagraphFont" style:family="text">
      <style:text-properties fo:color="#CC7832"/>
    </style:style>
    <style:style style:name="T388" style:parent-style-name="DefaultParagraphFont" style:family="text">
      <style:text-properties fo:color="#CC7832"/>
    </style:style>
    <style:style style:name="T389" style:parent-style-name="DefaultParagraphFont" style:family="text">
      <style:text-properties fo:color="#9876AA"/>
    </style:style>
    <style:style style:name="T390" style:parent-style-name="DefaultParagraphFont" style:family="text">
      <style:text-properties fo:color="#A9B7C6"/>
    </style:style>
    <style:style style:name="T391" style:parent-style-name="DefaultParagraphFont" style:family="text">
      <style:text-properties fo:color="#CC7832"/>
    </style:style>
    <style:style style:name="T392" style:parent-style-name="DefaultParagraphFont" style:family="text">
      <style:text-properties fo:color="#A9B7C6"/>
    </style:style>
    <style:style style:name="T393" style:parent-style-name="DefaultParagraphFont" style:family="text">
      <style:text-properties fo:color="#6A8759"/>
    </style:style>
    <style:style style:name="T394" style:parent-style-name="DefaultParagraphFont" style:family="text">
      <style:text-properties fo:color="#CC7832"/>
    </style:style>
    <style:style style:name="T395" style:parent-style-name="DefaultParagraphFont" style:family="text">
      <style:text-properties fo:color="#A9B7C6"/>
    </style:style>
    <style:style style:name="T396" style:parent-style-name="DefaultParagraphFont" style:family="text">
      <style:text-properties fo:color="#9876AA"/>
    </style:style>
    <style:style style:name="T397" style:parent-style-name="DefaultParagraphFont" style:family="text">
      <style:text-properties fo:color="#A9B7C6"/>
    </style:style>
    <style:style style:name="T398" style:parent-style-name="DefaultParagraphFont" style:family="text">
      <style:text-properties fo:color="#6897BB"/>
    </style:style>
    <style:style style:name="T399" style:parent-style-name="DefaultParagraphFont" style:family="text">
      <style:text-properties fo:color="#CC7832"/>
    </style:style>
    <style:style style:name="T400" style:parent-style-name="DefaultParagraphFont" style:family="text">
      <style:text-properties fo:color="#9876AA"/>
    </style:style>
    <style:style style:name="T401" style:parent-style-name="DefaultParagraphFont" style:family="text">
      <style:text-properties fo:color="#A9B7C6"/>
    </style:style>
    <style:style style:name="T402" style:parent-style-name="DefaultParagraphFont" style:family="text">
      <style:text-properties fo:color="#6897BB"/>
    </style:style>
    <style:style style:name="T403" style:parent-style-name="DefaultParagraphFont" style:family="text">
      <style:text-properties fo:color="#A9B7C6"/>
    </style:style>
    <style:style style:name="T404" style:parent-style-name="DefaultParagraphFont" style:family="text">
      <style:text-properties fo:color="#CC7832"/>
    </style:style>
    <style:style style:name="T405" style:parent-style-name="DefaultParagraphFont" style:family="text">
      <style:text-properties fo:color="#CC7832"/>
    </style:style>
    <style:style style:name="T406" style:parent-style-name="DefaultParagraphFont" style:family="text">
      <style:text-properties fo:color="#CC7832"/>
    </style:style>
    <style:style style:name="T407" style:parent-style-name="DefaultParagraphFont" style:family="text">
      <style:text-properties fo:color="#9876AA"/>
    </style:style>
    <style:style style:name="T408" style:parent-style-name="DefaultParagraphFont" style:family="text">
      <style:text-properties fo:color="#A9B7C6"/>
    </style:style>
    <style:style style:name="T409" style:parent-style-name="DefaultParagraphFont" style:family="text">
      <style:text-properties fo:color="#6897BB"/>
    </style:style>
    <style:style style:name="T410" style:parent-style-name="DefaultParagraphFont" style:family="text">
      <style:text-properties fo:color="#CC7832"/>
    </style:style>
    <style:style style:name="T411" style:parent-style-name="DefaultParagraphFont" style:family="text">
      <style:text-properties fo:color="#CC7832"/>
    </style:style>
    <style:style style:name="T412" style:parent-style-name="DefaultParagraphFont" style:family="text">
      <style:text-properties fo:color="#CC7832"/>
    </style:style>
    <style:style style:name="T413" style:parent-style-name="DefaultParagraphFont" style:family="text">
      <style:text-properties fo:color="#9876AA"/>
    </style:style>
    <style:style style:name="T414" style:parent-style-name="DefaultParagraphFont" style:family="text">
      <style:text-properties fo:color="#A9B7C6"/>
    </style:style>
    <style:style style:name="T415" style:parent-style-name="DefaultParagraphFont" style:family="text">
      <style:text-properties fo:color="#6897BB"/>
    </style:style>
    <style:style style:name="T416" style:parent-style-name="DefaultParagraphFont" style:family="text">
      <style:text-properties fo:color="#6897BB"/>
    </style:style>
    <style:style style:name="T417" style:parent-style-name="DefaultParagraphFont" style:family="text">
      <style:text-properties fo:color="#A9B7C6"/>
    </style:style>
    <style:style style:name="T418" style:parent-style-name="DefaultParagraphFont" style:family="text">
      <style:text-properties fo:color="#CC7832"/>
    </style:style>
    <style:style style:name="T419" style:parent-style-name="DefaultParagraphFont" style:family="text">
      <style:text-properties fo:color="#CC7832"/>
    </style:style>
    <style:style style:name="T420" style:parent-style-name="DefaultParagraphFont" style:family="text">
      <style:text-properties fo:color="#CC7832"/>
    </style:style>
    <style:style style:name="T421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/>
    </style:style>
    <style:style style:name="T422" style:parent-style-name="DefaultParagraphFont" style:family="text">
      <style:text-properties fo:color="#A9B7C6"/>
    </style:style>
    <style:style style:name="T423" style:parent-style-name="DefaultParagraphFont" style:family="text">
      <style:text-properties fo:color="#CC7832"/>
    </style:style>
    <style:style style:name="T424" style:parent-style-name="DefaultParagraphFont" style:family="text">
      <style:text-properties fo:color="#A9B7C6"/>
    </style:style>
    <style:style style:name="T425" style:parent-style-name="DefaultParagraphFont" style:family="text">
      <style:text-properties fo:color="#9876AA"/>
    </style:style>
    <style:style style:name="T426" style:parent-style-name="DefaultParagraphFont" style:family="text">
      <style:text-properties fo:color="#A9B7C6"/>
    </style:style>
    <style:style style:name="T427" style:parent-style-name="DefaultParagraphFont" style:family="text">
      <style:text-properties fo:color="#A9B7C6"/>
    </style:style>
    <style:style style:name="T428" style:parent-style-name="DefaultParagraphFont" style:family="text">
      <style:text-properties fo:color="#CC7832"/>
    </style:style>
    <style:style style:name="P429" style:parent-style-name="Textbody" style:family="paragraph">
      <style:text-properties fo:language="nl" fo:country="NL"/>
    </style:style>
    <style:style style:name="P430" style:parent-style-name="Normal" style:family="paragraph">
      <style:paragraph-properties fo:widows="2" fo:orphans="2"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3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32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3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3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3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3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3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3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3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4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4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4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4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4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4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4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4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4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4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5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51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5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5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5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5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5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57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5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5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6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6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6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6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64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6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66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6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6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6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7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7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7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7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7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7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7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77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7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7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8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8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8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83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8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8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8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8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8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8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90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9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92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9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9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9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9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9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9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49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0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0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0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0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0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05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0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0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0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0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1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11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12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1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14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1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1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1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1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1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2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2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2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2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2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2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26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27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2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2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3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3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3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33" style:parent-style-name="DefaultParagraphFont" style:family="text">
      <style:text-properties style:font-name="Courier New" style:font-name-asian="Times New Roman" style:font-name-complex="Courier New" fo:color="#6897BB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3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3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3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3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53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P539" style:parent-style-name="Textbody" style:family="paragraph">
      <style:text-properties fo:language="nl" fo:country="NL"/>
    </style:style>
    <style:style style:name="P540" style:parent-style-name="Textbody" style:family="paragraph">
      <style:text-properties fo:language="nl" fo:country="NL"/>
    </style:style>
    <style:style style:name="P541" style:parent-style-name="Textbody" style:family="paragraph">
      <style:text-properties fo:color="#3399FF" fo:language="nl" fo:country="NL"/>
    </style:style>
    <style:style style:name="P542" style:parent-style-name="Heading1" style:family="paragraph">
      <style:paragraph-properties fo:break-before="page"/>
      <style:text-properties fo:language="nl" fo:country="NL"/>
    </style:style>
    <style:style style:name="P543" style:parent-style-name="Textbody" style:family="paragraph">
      <style:text-properties fo:language="nl" fo:country="NL"/>
    </style:style>
    <style:style style:name="P544" style:parent-style-name="Textbody" style:family="paragraph">
      <style:text-properties fo:language="nl" fo:country="NL"/>
    </style:style>
    <style:style style:name="P545" style:parent-style-name="HTMLPreformatted" style:family="paragraph">
      <style:paragraph-properties fo:background-color="#2B2B2B"/>
    </style:style>
    <style:style style:name="T546" style:parent-style-name="DefaultParagraphFont" style:family="text">
      <style:text-properties fo:color="#808080"/>
    </style:style>
    <style:style style:name="T547" style:parent-style-name="DefaultParagraphFont" style:family="text">
      <style:text-properties fo:color="#808080"/>
    </style:style>
    <style:style style:name="T548" style:parent-style-name="DefaultParagraphFont" style:family="text">
      <style:text-properties fo:color="#808080"/>
    </style:style>
    <style:style style:name="T549" style:parent-style-name="DefaultParagraphFont" style:family="text">
      <style:text-properties fo:color="#808080"/>
    </style:style>
    <style:style style:name="T550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/>
    </style:style>
    <style:style style:name="T551" style:parent-style-name="DefaultParagraphFont" style:family="text">
      <style:text-properties fo:color="#A9B7C6"/>
    </style:style>
    <style:style style:name="T552" style:parent-style-name="DefaultParagraphFont" style:family="text">
      <style:text-properties fo:color="#CC7832"/>
    </style:style>
    <style:style style:name="T553" style:parent-style-name="DefaultParagraphFont" style:family="text">
      <style:text-properties fo:color="#A9B7C6"/>
    </style:style>
    <style:style style:name="T554" style:parent-style-name="DefaultParagraphFont" style:family="text">
      <style:text-properties fo:color="#9876AA"/>
    </style:style>
    <style:style style:name="T555" style:parent-style-name="DefaultParagraphFont" style:family="text">
      <style:text-properties fo:color="#A9B7C6"/>
    </style:style>
    <style:style style:name="T556" style:parent-style-name="DefaultParagraphFont" style:family="text">
      <style:text-properties fo:color="#FFC66D"/>
    </style:style>
    <style:style style:name="T557" style:parent-style-name="DefaultParagraphFont" style:family="text">
      <style:text-properties fo:color="#A9B7C6"/>
    </style:style>
    <style:style style:name="T558" style:parent-style-name="DefaultParagraphFont" style:family="text">
      <style:text-properties fo:color="#FFC66D"/>
    </style:style>
    <style:style style:name="T559" style:parent-style-name="DefaultParagraphFont" style:family="text">
      <style:text-properties fo:color="#A9B7C6"/>
    </style:style>
    <style:style style:name="T560" style:parent-style-name="DefaultParagraphFont" style:family="text">
      <style:text-properties fo:color="#A9B7C6"/>
    </style:style>
    <style:style style:name="T561" style:parent-style-name="DefaultParagraphFont" style:family="text">
      <style:text-properties fo:color="#A9B7C6"/>
    </style:style>
    <style:style style:name="T562" style:parent-style-name="DefaultParagraphFont" style:family="text">
      <style:text-properties fo:color="#9876AA"/>
    </style:style>
    <style:style style:name="T563" style:parent-style-name="DefaultParagraphFont" style:family="text">
      <style:text-properties fo:color="#A9B7C6"/>
    </style:style>
    <style:style style:name="T564" style:parent-style-name="DefaultParagraphFont" style:family="text">
      <style:text-properties fo:color="#6A8759"/>
    </style:style>
    <style:style style:name="T565" style:parent-style-name="DefaultParagraphFont" style:family="text">
      <style:text-properties fo:color="#CC7832"/>
    </style:style>
    <style:style style:name="T566" style:parent-style-name="DefaultParagraphFont" style:family="text">
      <style:text-properties fo:color="#CC7832"/>
    </style:style>
    <style:style style:name="T567" style:parent-style-name="DefaultParagraphFont" style:family="text">
      <style:text-properties fo:color="#CC7832"/>
    </style:style>
    <style:style style:name="T568" style:parent-style-name="DefaultParagraphFont" style:family="text">
      <style:text-properties fo:color="#9876AA"/>
    </style:style>
    <style:style style:name="T569" style:parent-style-name="DefaultParagraphFont" style:family="text">
      <style:text-properties fo:color="#A9B7C6"/>
    </style:style>
    <style:style style:name="T570" style:parent-style-name="DefaultParagraphFont" style:family="text">
      <style:text-properties fo:color="#6897BB"/>
    </style:style>
    <style:style style:name="T571" style:parent-style-name="DefaultParagraphFont" style:family="text">
      <style:text-properties fo:color="#CC7832"/>
    </style:style>
    <style:style style:name="T572" style:parent-style-name="DefaultParagraphFont" style:family="text">
      <style:text-properties fo:color="#CC7832"/>
    </style:style>
    <style:style style:name="T573" style:parent-style-name="DefaultParagraphFont" style:family="text">
      <style:text-properties fo:color="#CC7832"/>
    </style:style>
    <style:style style:name="T574" style:parent-style-name="DefaultParagraphFont" style:family="text">
      <style:text-properties fo:color="#9876AA"/>
    </style:style>
    <style:style style:name="T575" style:parent-style-name="DefaultParagraphFont" style:family="text">
      <style:text-properties fo:color="#A9B7C6"/>
    </style:style>
    <style:style style:name="T576" style:parent-style-name="DefaultParagraphFont" style:family="text">
      <style:text-properties fo:color="#9876AA"/>
    </style:style>
    <style:style style:name="T577" style:parent-style-name="DefaultParagraphFont" style:family="text">
      <style:text-properties fo:color="#A9B7C6"/>
    </style:style>
    <style:style style:name="T578" style:parent-style-name="DefaultParagraphFont" style:family="text">
      <style:text-properties fo:color="#6897BB"/>
    </style:style>
    <style:style style:name="T579" style:parent-style-name="DefaultParagraphFont" style:family="text">
      <style:text-properties fo:color="#CC7832"/>
    </style:style>
    <style:style style:name="T580" style:parent-style-name="DefaultParagraphFont" style:family="text">
      <style:text-properties fo:color="#9876AA"/>
    </style:style>
    <style:style style:name="T581" style:parent-style-name="DefaultParagraphFont" style:family="text">
      <style:text-properties fo:color="#A9B7C6"/>
    </style:style>
    <style:style style:name="T582" style:parent-style-name="DefaultParagraphFont" style:family="text">
      <style:text-properties fo:color="#6897BB"/>
    </style:style>
    <style:style style:name="T583" style:parent-style-name="DefaultParagraphFont" style:family="text">
      <style:text-properties fo:color="#CC7832"/>
    </style:style>
    <style:style style:name="T584" style:parent-style-name="DefaultParagraphFont" style:family="text">
      <style:text-properties fo:color="#9876AA"/>
    </style:style>
    <style:style style:name="T585" style:parent-style-name="DefaultParagraphFont" style:family="text">
      <style:text-properties fo:color="#A9B7C6"/>
    </style:style>
    <style:style style:name="T586" style:parent-style-name="DefaultParagraphFont" style:family="text">
      <style:text-properties fo:color="#6897BB"/>
    </style:style>
    <style:style style:name="T587" style:parent-style-name="DefaultParagraphFont" style:family="text">
      <style:text-properties fo:color="#A9B7C6"/>
    </style:style>
    <style:style style:name="T588" style:parent-style-name="DefaultParagraphFont" style:family="text">
      <style:text-properties fo:color="#A9B7C6"/>
    </style:style>
    <style:style style:name="T589" style:parent-style-name="DefaultParagraphFont" style:family="text">
      <style:text-properties fo:color="#A9B7C6"/>
    </style:style>
    <style:style style:name="T590" style:parent-style-name="DefaultParagraphFont" style:family="text">
      <style:text-properties fo:color="#CC7832"/>
    </style:style>
    <style:style style:name="T591" style:parent-style-name="DefaultParagraphFont" style:family="text">
      <style:text-properties fo:color="#CC7832"/>
    </style:style>
    <style:style style:name="T592" style:parent-style-name="DefaultParagraphFont" style:family="text">
      <style:text-properties fo:color="#CC7832"/>
    </style:style>
    <style:style style:name="T593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/>
    </style:style>
    <style:style style:name="T594" style:parent-style-name="DefaultParagraphFont" style:family="text">
      <style:text-properties fo:color="#A9B7C6"/>
    </style:style>
    <style:style style:name="T595" style:parent-style-name="DefaultParagraphFont" style:family="text">
      <style:text-properties fo:color="#9876AA"/>
    </style:style>
    <style:style style:name="T596" style:parent-style-name="DefaultParagraphFont" style:family="text">
      <style:text-properties fo:color="#A9B7C6"/>
    </style:style>
    <style:style style:name="T597" style:parent-style-name="DefaultParagraphFont" style:family="text">
      <style:text-properties fo:color="#CC7832"/>
    </style:style>
    <style:style style:name="T598" style:parent-style-name="DefaultParagraphFont" style:family="text">
      <style:text-properties fo:color="#A9B7C6"/>
    </style:style>
    <style:style style:name="T599" style:parent-style-name="DefaultParagraphFont" style:family="text">
      <style:text-properties fo:color="#A9B7C6"/>
    </style:style>
    <style:style style:name="T600" style:parent-style-name="DefaultParagraphFont" style:family="text">
      <style:text-properties fo:color="#A9B7C6"/>
    </style:style>
    <style:style style:name="T601" style:parent-style-name="DefaultParagraphFont" style:family="text">
      <style:text-properties fo:color="#A9B7C6"/>
    </style:style>
    <style:style style:name="T602" style:parent-style-name="DefaultParagraphFont" style:family="text">
      <style:text-properties fo:color="#808080"/>
    </style:style>
    <style:style style:name="T603" style:parent-style-name="DefaultParagraphFont" style:family="text">
      <style:text-properties fo:color="#808080"/>
    </style:style>
    <style:style style:name="T604" style:parent-style-name="DefaultParagraphFont" style:family="text">
      <style:text-properties fo:color="#808080"/>
    </style:style>
    <style:style style:name="T605" style:parent-style-name="DefaultParagraphFont" style:family="text">
      <style:text-properties fo:color="#A9B7C6"/>
    </style:style>
    <style:style style:name="T606" style:parent-style-name="DefaultParagraphFont" style:family="text">
      <style:text-properties fo:color="#6897BB"/>
    </style:style>
    <style:style style:name="T607" style:parent-style-name="DefaultParagraphFont" style:family="text">
      <style:text-properties fo:color="#CC7832"/>
    </style:style>
    <style:style style:name="T608" style:parent-style-name="DefaultParagraphFont" style:family="text">
      <style:text-properties fo:color="#6897BB"/>
    </style:style>
    <style:style style:name="T609" style:parent-style-name="DefaultParagraphFont" style:family="text">
      <style:text-properties fo:color="#A9B7C6"/>
    </style:style>
    <style:style style:name="T610" style:parent-style-name="DefaultParagraphFont" style:family="text">
      <style:text-properties fo:color="#CC7832"/>
    </style:style>
    <style:style style:name="T611" style:parent-style-name="DefaultParagraphFont" style:family="text">
      <style:text-properties fo:color="#CC7832"/>
    </style:style>
    <style:style style:name="T612" style:parent-style-name="DefaultParagraphFont" style:family="text">
      <style:text-properties fo:color="#A9B7C6"/>
    </style:style>
    <style:style style:name="T613" style:parent-style-name="DefaultParagraphFont" style:family="text">
      <style:text-properties fo:color="#CC7832"/>
    </style:style>
    <style:style style:name="P614" style:parent-style-name="Textbody" style:family="paragraph">
      <style:text-properties fo:color="#3399FF" fo:language="nl" fo:country="NL"/>
    </style:style>
    <style:style style:name="P615" style:parent-style-name="Textbody" style:family="paragraph">
      <style:text-properties fo:color="#3399FF" fo:language="nl" fo:country="NL"/>
    </style:style>
    <style:style style:name="P616" style:parent-style-name="Heading1" style:family="paragraph">
      <style:text-properties fo:language="nl" fo:country="NL"/>
    </style:style>
    <style:style style:name="P617" style:parent-style-name="Textbody" style:family="paragraph">
      <style:text-properties fo:language="nl" fo:country="NL"/>
    </style:style>
    <style:style style:name="P618" style:parent-style-name="HTMLPreformatted" style:family="paragraph">
      <style:paragraph-properties fo:background-color="#2B2B2B"/>
    </style:style>
    <style:style style:name="T619" style:parent-style-name="DefaultParagraphFont" style:family="text">
      <style:text-properties fo:color="#CC7832"/>
    </style:style>
    <style:style style:name="T620" style:parent-style-name="DefaultParagraphFont" style:family="text">
      <style:text-properties fo:color="#A9B7C6"/>
    </style:style>
    <style:style style:name="T621" style:parent-style-name="DefaultParagraphFont" style:family="text">
      <style:text-properties fo:color="#9876AA"/>
    </style:style>
    <style:style style:name="T622" style:parent-style-name="DefaultParagraphFont" style:family="text">
      <style:text-properties fo:color="#A9B7C6"/>
    </style:style>
    <style:style style:name="T623" style:parent-style-name="DefaultParagraphFont" style:family="text">
      <style:text-properties fo:color="#FFC66D"/>
    </style:style>
    <style:style style:name="T624" style:parent-style-name="DefaultParagraphFont" style:family="text">
      <style:text-properties fo:color="#A9B7C6"/>
    </style:style>
    <style:style style:name="T625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/>
    </style:style>
    <style:style style:name="T626" style:parent-style-name="DefaultParagraphFont" style:family="text">
      <style:text-properties fo:color="#CC7832"/>
    </style:style>
    <style:style style:name="T627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/>
    </style:style>
    <style:style style:name="T628" style:parent-style-name="DefaultParagraphFont" style:family="text">
      <style:text-properties fo:color="#A9B7C6"/>
    </style:style>
    <style:style style:name="T629" style:parent-style-name="DefaultParagraphFont" style:family="text">
      <style:text-properties fo:color="#CC7832"/>
    </style:style>
    <style:style style:name="P630" style:parent-style-name="Standard" style:family="paragraph">
      <style:text-properties style:font-name="Courier" fo:language="nl" fo:country="NL"/>
    </style:style>
    <style:style style:name="P631" style:parent-style-name="Standard" style:family="paragraph">
      <style:text-properties style:font-name="Courier" fo:language="nl" fo:country="NL"/>
    </style:style>
    <style:style style:name="P632" style:parent-style-name="Textbody" style:family="paragraph">
      <style:text-properties fo:color="#3399FF" fo:language="nl" fo:country="NL"/>
    </style:style>
    <style:style style:name="P633" style:parent-style-name="Textbody" style:family="paragraph">
      <style:text-properties fo:color="#3399FF" fo:language="nl" fo:country="NL"/>
    </style:style>
    <style:style style:name="P634" style:parent-style-name="Heading2" style:family="paragraph">
      <style:text-properties fo:language="nl" fo:country="NL"/>
    </style:style>
    <style:style style:name="P635" style:parent-style-name="Textbody" style:family="paragraph">
      <style:text-properties fo:language="nl" fo:country="NL"/>
    </style:style>
    <style:style style:name="P636" style:parent-style-name="Textbody" style:family="paragraph">
      <style:text-properties fo:language="nl" fo:country="NL"/>
    </style:style>
    <style:style style:name="P637" style:parent-style-name="Normal" style:family="paragraph">
      <style:paragraph-properties fo:widows="2" fo:orphans="2"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3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nl" style:country-asian="NL" style:language-complex="ar" style:country-complex="SA"/>
    </style:style>
    <style:style style:name="T639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style:language-asian="nl" style:country-asian="NL" style:language-complex="ar" style:country-complex="SA"/>
    </style:style>
    <style:style style:name="T640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nl" style:country-asian="NL" style:language-complex="ar" style:country-complex="SA"/>
    </style:style>
    <style:style style:name="T64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nl" style:country-asian="NL" style:language-complex="ar" style:country-complex="SA"/>
    </style:style>
    <style:style style:name="T642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nl" style:country-asian="NL" style:language-complex="ar" style:country-complex="SA"/>
    </style:style>
    <style:style style:name="T64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nl" style:country-asian="NL" style:language-complex="ar" style:country-complex="SA"/>
    </style:style>
    <style:style style:name="T644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nl" style:country-asian="NL" style:language-complex="ar" style:country-complex="SA"/>
    </style:style>
    <style:style style:name="T64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nl" style:country-asian="NL" style:language-complex="ar" style:country-complex="SA"/>
    </style:style>
    <style:style style:name="T646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nl" style:country-asian="NL" style:language-complex="ar" style:country-complex="SA"/>
    </style:style>
    <style:style style:name="T647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nl" style:country-asian="NL" style:language-complex="ar" style:country-complex="SA"/>
    </style:style>
    <style:style style:name="T648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style:language-asian="nl" style:country-asian="NL" style:language-complex="ar" style:country-complex="SA"/>
    </style:style>
    <style:style style:name="T649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style:language-asian="nl" style:country-asian="NL" style:language-complex="ar" style:country-complex="SA"/>
    </style:style>
    <style:style style:name="P650" style:parent-style-name="Textbody" style:family="paragraph">
      <style:text-properties fo:language="nl" fo:country="NL"/>
    </style:style>
    <style:style style:name="P651" style:parent-style-name="Normal" style:family="paragraph">
      <style:paragraph-properties fo:widows="2" fo:orphans="2"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52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653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654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655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656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657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65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659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66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9876AA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661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662" style:parent-style-name="DefaultParagraphFont" style:family="text">
      <style:text-properties style:font-name="Courier New" style:font-name-asian="Times New Roman" style:font-name-complex="Courier New" fo:color="#FFC66D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663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664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T66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language="nl" fo:country="NL" style:language-asian="nl" style:country-asian="NL" style:language-complex="ar" style:country-complex="SA"/>
    </style:style>
    <style:style style:name="P666" style:parent-style-name="Textbody" style:family="paragraph">
      <style:text-properties fo:language="nl" fo:country="NL"/>
    </style:style>
    <style:style style:name="P667" style:parent-style-name="Textbody" style:family="paragraph">
      <style:text-properties fo:color="#00B0F0" fo:language="nl" fo:country="NL"/>
    </style:style>
    <style:style style:name="P668" style:parent-style-name="Heading1" style:family="paragraph">
      <style:paragraph-properties fo:break-before="page"/>
      <style:text-properties fo:language="nl" fo:country="NL"/>
    </style:style>
    <style:style style:name="P669" style:parent-style-name="Textbody" style:family="paragraph">
      <style:text-properties fo:language="nl" fo:country="NL"/>
    </style:style>
    <style:style style:name="P670" style:parent-style-name="HTMLPreformatted" style:family="paragraph">
      <style:paragraph-properties fo:background-color="#2B2B2B"/>
    </style:style>
    <style:style style:name="T671" style:parent-style-name="DefaultParagraphFont" style:family="text">
      <style:text-properties fo:color="#808080" fo:font-size="8pt" style:font-size-asian="8pt" style:font-size-complex="8pt"/>
    </style:style>
    <style:style style:name="T672" style:parent-style-name="DefaultParagraphFont" style:family="text">
      <style:text-properties fo:color="#808080" fo:font-size="8pt" style:font-size-asian="8pt" style:font-size-complex="8pt"/>
    </style:style>
    <style:style style:name="T673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 fo:font-size="8pt" style:font-size-asian="8pt" style:font-size-complex="8pt"/>
    </style:style>
    <style:style style:name="T674" style:parent-style-name="DefaultParagraphFont" style:family="text">
      <style:text-properties fo:color="#A9B7C6" fo:font-size="8pt" style:font-size-asian="8pt" style:font-size-complex="8pt"/>
    </style:style>
    <style:style style:name="T675" style:parent-style-name="DefaultParagraphFont" style:family="text">
      <style:text-properties fo:color="#CC7832" fo:font-size="8pt" style:font-size-asian="8pt" style:font-size-complex="8pt"/>
    </style:style>
    <style:style style:name="T676" style:parent-style-name="DefaultParagraphFont" style:family="text">
      <style:text-properties fo:color="#A9B7C6" fo:font-size="8pt" style:font-size-asian="8pt" style:font-size-complex="8pt"/>
    </style:style>
    <style:style style:name="T677" style:parent-style-name="DefaultParagraphFont" style:family="text">
      <style:text-properties fo:color="#FFC66D" fo:font-size="8pt" style:font-size-asian="8pt" style:font-size-complex="8pt"/>
    </style:style>
    <style:style style:name="T678" style:parent-style-name="DefaultParagraphFont" style:family="text">
      <style:text-properties fo:color="#A9B7C6" fo:font-size="8pt" style:font-size-asian="8pt" style:font-size-complex="8pt"/>
    </style:style>
    <style:style style:name="T679" style:parent-style-name="DefaultParagraphFont" style:family="text">
      <style:text-properties fo:color="#9876AA" fo:font-size="8pt" style:font-size-asian="8pt" style:font-size-complex="8pt"/>
    </style:style>
    <style:style style:name="T680" style:parent-style-name="DefaultParagraphFont" style:family="text">
      <style:text-properties fo:color="#A9B7C6" fo:font-size="8pt" style:font-size-asian="8pt" style:font-size-complex="8pt"/>
    </style:style>
    <style:style style:name="T681" style:parent-style-name="DefaultParagraphFont" style:family="text">
      <style:text-properties fo:color="#6897BB" fo:font-size="8pt" style:font-size-asian="8pt" style:font-size-complex="8pt"/>
    </style:style>
    <style:style style:name="T682" style:parent-style-name="DefaultParagraphFont" style:family="text">
      <style:text-properties fo:color="#CC7832" fo:font-size="8pt" style:font-size-asian="8pt" style:font-size-complex="8pt"/>
    </style:style>
    <style:style style:name="T683" style:parent-style-name="DefaultParagraphFont" style:family="text">
      <style:text-properties fo:color="#6897BB" fo:font-size="8pt" style:font-size-asian="8pt" style:font-size-complex="8pt"/>
    </style:style>
    <style:style style:name="T684" style:parent-style-name="DefaultParagraphFont" style:family="text">
      <style:text-properties fo:color="#CC7832" fo:font-size="8pt" style:font-size-asian="8pt" style:font-size-complex="8pt"/>
    </style:style>
    <style:style style:name="T685" style:parent-style-name="DefaultParagraphFont" style:family="text">
      <style:text-properties fo:color="#6A8759" fo:font-size="8pt" style:font-size-asian="8pt" style:font-size-complex="8pt"/>
    </style:style>
    <style:style style:name="T686" style:parent-style-name="DefaultParagraphFont" style:family="text">
      <style:text-properties fo:color="#CC7832" fo:font-size="8pt" style:font-size-asian="8pt" style:font-size-complex="8pt"/>
    </style:style>
    <style:style style:name="T687" style:parent-style-name="DefaultParagraphFont" style:family="text">
      <style:text-properties fo:color="#A9B7C6" fo:font-size="8pt" style:font-size-asian="8pt" style:font-size-complex="8pt"/>
    </style:style>
    <style:style style:name="T688" style:parent-style-name="DefaultParagraphFont" style:family="text">
      <style:text-properties fo:color="#9876AA" fo:font-size="8pt" style:font-size-asian="8pt" style:font-size-complex="8pt"/>
    </style:style>
    <style:style style:name="T689" style:parent-style-name="DefaultParagraphFont" style:family="text">
      <style:text-properties fo:color="#A9B7C6" fo:font-size="8pt" style:font-size-asian="8pt" style:font-size-complex="8pt"/>
    </style:style>
    <style:style style:name="T690" style:parent-style-name="DefaultParagraphFont" style:family="text">
      <style:text-properties fo:color="#6A8759" fo:font-size="8pt" style:font-size-asian="8pt" style:font-size-complex="8pt"/>
    </style:style>
    <style:style style:name="T691" style:parent-style-name="DefaultParagraphFont" style:family="text">
      <style:text-properties fo:color="#CC7832" fo:font-size="8pt" style:font-size-asian="8pt" style:font-size-complex="8pt"/>
    </style:style>
    <style:style style:name="T692" style:parent-style-name="DefaultParagraphFont" style:family="text">
      <style:text-properties fo:color="#9876AA" fo:font-size="8pt" style:font-size-asian="8pt" style:font-size-complex="8pt"/>
    </style:style>
    <style:style style:name="T693" style:parent-style-name="DefaultParagraphFont" style:family="text">
      <style:text-properties fo:color="#A9B7C6" fo:font-size="8pt" style:font-size-asian="8pt" style:font-size-complex="8pt"/>
    </style:style>
    <style:style style:name="T694" style:parent-style-name="DefaultParagraphFont" style:family="text">
      <style:text-properties fo:color="#6A8759" fo:font-size="8pt" style:font-size-asian="8pt" style:font-size-complex="8pt"/>
    </style:style>
    <style:style style:name="T695" style:parent-style-name="DefaultParagraphFont" style:family="text">
      <style:text-properties fo:color="#A9B7C6" fo:font-size="8pt" style:font-size-asian="8pt" style:font-size-complex="8pt"/>
    </style:style>
    <style:style style:name="T696" style:parent-style-name="DefaultParagraphFont" style:family="text">
      <style:text-properties fo:color="#CC7832" fo:font-size="8pt" style:font-size-asian="8pt" style:font-size-complex="8pt"/>
    </style:style>
    <style:style style:name="P697" style:parent-style-name="Standard" style:family="paragraph">
      <style:text-properties fo:language="nl" fo:country="NL"/>
    </style:style>
    <style:style style:name="P698" style:parent-style-name="Textbody" style:family="paragraph">
      <style:text-properties fo:language="nl" fo:country="NL"/>
    </style:style>
    <style:style style:name="P699" style:parent-style-name="Textbody" style:family="paragraph">
      <style:text-properties fo:language="nl" fo:country="NL"/>
    </style:style>
    <style:style style:name="P700" style:parent-style-name="HTMLPreformatted" style:family="paragraph">
      <style:paragraph-properties fo:background-color="#2B2B2B"/>
    </style:style>
    <style:style style:name="T701" style:parent-style-name="DefaultParagraphFont" style:family="text">
      <style:text-properties fo:color="#CC7832"/>
    </style:style>
    <style:style style:name="T702" style:parent-style-name="DefaultParagraphFont" style:family="text">
      <style:text-properties fo:color="#FFC66D"/>
    </style:style>
    <style:style style:name="T703" style:parent-style-name="DefaultParagraphFont" style:family="text">
      <style:text-properties fo:color="#A9B7C6"/>
    </style:style>
    <style:style style:name="T704" style:parent-style-name="DefaultParagraphFont" style:family="text">
      <style:text-properties fo:color="#CC7832"/>
    </style:style>
    <style:style style:name="T705" style:parent-style-name="DefaultParagraphFont" style:family="text">
      <style:text-properties fo:color="#A9B7C6"/>
    </style:style>
    <style:style style:name="T706" style:parent-style-name="DefaultParagraphFont" style:family="text">
      <style:text-properties fo:color="#A9B7C6"/>
    </style:style>
    <style:style style:name="T707" style:parent-style-name="DefaultParagraphFont" style:family="text">
      <style:text-properties fo:color="#A9B7C6"/>
    </style:style>
    <style:style style:name="T708" style:parent-style-name="DefaultParagraphFont" style:family="text">
      <style:text-properties fo:color="#A9B7C6"/>
    </style:style>
    <style:style style:name="T709" style:parent-style-name="DefaultParagraphFont" style:family="text">
      <style:text-properties fo:color="#A9B7C6"/>
    </style:style>
    <style:style style:name="T710" style:parent-style-name="DefaultParagraphFont" style:family="text">
      <style:text-properties fo:color="#CC7832"/>
    </style:style>
    <style:style style:name="T711" style:parent-style-name="DefaultParagraphFont" style:family="text">
      <style:text-properties fo:color="#A9B7C6"/>
    </style:style>
    <style:style style:name="T712" style:parent-style-name="DefaultParagraphFont" style:family="text">
      <style:text-properties fo:color="#CC7832"/>
    </style:style>
    <style:style style:name="T713" style:parent-style-name="DefaultParagraphFont" style:family="text">
      <style:text-properties fo:color="#CC7832"/>
    </style:style>
    <style:style style:name="T714" style:parent-style-name="DefaultParagraphFont" style:family="text">
      <style:text-properties fo:color="#CC7832"/>
    </style:style>
    <style:style style:name="T715" style:parent-style-name="DefaultParagraphFont" style:family="text">
      <style:text-properties fo:color="#CC7832"/>
    </style:style>
    <style:style style:name="T716" style:parent-style-name="DefaultParagraphFont" style:family="text">
      <style:text-properties fo:color="#808080"/>
    </style:style>
    <style:style style:name="T717" style:parent-style-name="DefaultParagraphFont" style:family="text">
      <style:text-properties fo:color="#808080"/>
    </style:style>
    <style:style style:name="T718" style:parent-style-name="DefaultParagraphFont" style:family="text">
      <style:text-properties fo:color="#808080"/>
    </style:style>
    <style:style style:name="T719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/>
    </style:style>
    <style:style style:name="T720" style:parent-style-name="DefaultParagraphFont" style:family="text">
      <style:text-properties fo:color="#A9B7C6"/>
    </style:style>
    <style:style style:name="T721" style:parent-style-name="DefaultParagraphFont" style:family="text">
      <style:text-properties fo:color="#6897BB"/>
    </style:style>
    <style:style style:name="T722" style:parent-style-name="DefaultParagraphFont" style:family="text">
      <style:text-properties fo:color="#CC7832"/>
    </style:style>
    <style:style style:name="T723" style:parent-style-name="DefaultParagraphFont" style:family="text">
      <style:text-properties fo:color="#CC7832"/>
    </style:style>
    <style:style style:name="T724" style:parent-style-name="DefaultParagraphFont" style:family="text">
      <style:text-properties fo:color="#CC7832"/>
    </style:style>
    <style:style style:name="T725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/>
    </style:style>
    <style:style style:name="T726" style:parent-style-name="DefaultParagraphFont" style:family="text">
      <style:text-properties fo:color="#A9B7C6"/>
    </style:style>
    <style:style style:name="T727" style:parent-style-name="DefaultParagraphFont" style:family="text">
      <style:text-properties fo:color="#6A8759"/>
    </style:style>
    <style:style style:name="T728" style:parent-style-name="DefaultParagraphFont" style:family="text">
      <style:text-properties fo:color="#A9B7C6"/>
    </style:style>
    <style:style style:name="T729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/>
    </style:style>
    <style:style style:name="T730" style:parent-style-name="DefaultParagraphFont" style:family="text">
      <style:text-properties fo:color="#A9B7C6"/>
    </style:style>
    <style:style style:name="T731" style:parent-style-name="DefaultParagraphFont" style:family="text">
      <style:text-properties fo:color="#CC7832"/>
    </style:style>
    <style:style style:name="T732" style:parent-style-name="DefaultParagraphFont" style:family="text">
      <style:text-properties fo:color="#A9B7C6"/>
    </style:style>
    <style:style style:name="T733" style:parent-style-name="DefaultParagraphFont" style:family="text">
      <style:text-properties fo:color="#A9B7C6"/>
    </style:style>
    <style:style style:name="P734" style:parent-style-name="Textbody" style:family="paragraph">
      <style:text-properties fo:language="nl" fo:country="NL"/>
    </style:style>
    <style:style style:name="P735" style:parent-style-name="Textbody" style:family="paragraph">
      <style:text-properties fo:color="#00B0F0" fo:language="nl" fo:country="NL"/>
    </style:style>
    <style:style style:name="P736" style:parent-style-name="Heading1" style:family="paragraph">
      <style:paragraph-properties fo:break-before="page"/>
      <style:text-properties fo:language="nl" fo:country="NL"/>
    </style:style>
    <style:style style:name="P737" style:parent-style-name="Textbody" style:family="paragraph">
      <style:text-properties fo:language="nl" fo:country="NL"/>
    </style:style>
    <style:style style:name="P738" style:parent-style-name="HTMLPreformatted" style:family="paragraph">
      <style:paragraph-properties fo:background-color="#2B2B2B"/>
    </style:style>
    <style:style style:name="T739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 fo:language="en" fo:country="US"/>
    </style:style>
    <style:style style:name="T740" style:parent-style-name="DefaultParagraphFont" style:family="text">
      <style:text-properties fo:color="#A9B7C6" fo:language="en" fo:country="US"/>
    </style:style>
    <style:style style:name="T741" style:parent-style-name="DefaultParagraphFont" style:family="text">
      <style:text-properties fo:color="#CC7832" fo:language="en" fo:country="US"/>
    </style:style>
    <style:style style:name="T742" style:parent-style-name="DefaultParagraphFont" style:family="text">
      <style:text-properties fo:color="#A9B7C6" fo:language="en" fo:country="US"/>
    </style:style>
    <style:style style:name="T743" style:parent-style-name="DefaultParagraphFont" style:family="text">
      <style:text-properties fo:color="#9876AA" fo:language="en" fo:country="US"/>
    </style:style>
    <style:style style:name="T744" style:parent-style-name="DefaultParagraphFont" style:family="text">
      <style:text-properties fo:color="#A9B7C6" fo:language="en" fo:country="US"/>
    </style:style>
    <style:style style:name="T745" style:parent-style-name="DefaultParagraphFont" style:family="text">
      <style:text-properties fo:color="#FFC66D" fo:language="en" fo:country="US"/>
    </style:style>
    <style:style style:name="T746" style:parent-style-name="DefaultParagraphFont" style:family="text">
      <style:text-properties fo:color="#A9B7C6" fo:language="en" fo:country="US"/>
    </style:style>
    <style:style style:name="T747" style:parent-style-name="DefaultParagraphFont" style:family="text">
      <style:text-properties fo:color="#FFC66D" fo:language="en" fo:country="US"/>
    </style:style>
    <style:style style:name="T748" style:parent-style-name="DefaultParagraphFont" style:family="text">
      <style:text-properties fo:color="#A9B7C6" fo:language="en" fo:country="US"/>
    </style:style>
    <style:style style:name="T749" style:parent-style-name="DefaultParagraphFont" style:family="text">
      <style:text-properties fo:color="#CC7832" fo:language="en" fo:country="US"/>
    </style:style>
    <style:style style:name="P750" style:parent-style-name="HTMLPreformatted" style:family="paragraph">
      <style:paragraph-properties fo:background-color="#2B2B2B"/>
    </style:style>
    <style:style style:name="T751" style:parent-style-name="DefaultParagraphFont" style:family="text">
      <style:text-properties fo:color="#CC7832" fo:language="en" fo:country="US"/>
    </style:style>
    <style:style style:name="T752" style:parent-style-name="DefaultParagraphFont" style:family="text">
      <style:text-properties fo:color="#A9B7C6" fo:language="en" fo:country="US"/>
    </style:style>
    <style:style style:name="T753" style:parent-style-name="DefaultParagraphFont" style:family="text">
      <style:text-properties fo:color="#9876AA" fo:language="en" fo:country="US"/>
    </style:style>
    <style:style style:name="T754" style:parent-style-name="DefaultParagraphFont" style:family="text">
      <style:text-properties fo:color="#A9B7C6" fo:language="en" fo:country="US"/>
    </style:style>
    <style:style style:name="T755" style:parent-style-name="DefaultParagraphFont" style:family="text">
      <style:text-properties fo:color="#FFC66D" fo:language="en" fo:country="US"/>
    </style:style>
    <style:style style:name="T756" style:parent-style-name="DefaultParagraphFont" style:family="text">
      <style:text-properties fo:color="#A9B7C6" fo:language="en" fo:country="US"/>
    </style:style>
    <style:style style:name="T757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 fo:language="en" fo:country="US"/>
    </style:style>
    <style:style style:name="T758" style:parent-style-name="DefaultParagraphFont" style:family="text">
      <style:text-properties fo:color="#CC7832" fo:language="en" fo:country="US"/>
    </style:style>
    <style:style style:name="T759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 fo:language="en" fo:country="US"/>
    </style:style>
    <style:style style:name="T760" style:parent-style-name="DefaultParagraphFont" style:family="text">
      <style:text-properties fo:color="#A9B7C6" fo:language="en" fo:country="US"/>
    </style:style>
    <style:style style:name="T761" style:parent-style-name="DefaultParagraphFont" style:family="text">
      <style:text-properties fo:color="#CC7832" fo:language="en" fo:country="US"/>
    </style:style>
    <style:style style:name="P762" style:parent-style-name="HTMLPreformatted" style:family="paragraph">
      <style:paragraph-properties fo:background-color="#2B2B2B"/>
    </style:style>
    <style:style style:name="T763" style:parent-style-name="DefaultParagraphFont" style:family="text">
      <style:text-properties fo:color="#CC7832" fo:language="en" fo:country="US"/>
    </style:style>
    <style:style style:name="T764" style:parent-style-name="DefaultParagraphFont" style:family="text">
      <style:text-properties fo:color="#A9B7C6" fo:language="en" fo:country="US"/>
    </style:style>
    <style:style style:name="T765" style:parent-style-name="DefaultParagraphFont" style:family="text">
      <style:text-properties fo:color="#9876AA" fo:language="en" fo:country="US"/>
    </style:style>
    <style:style style:name="T766" style:parent-style-name="DefaultParagraphFont" style:family="text">
      <style:text-properties fo:color="#A9B7C6" fo:language="en" fo:country="US"/>
    </style:style>
    <style:style style:name="T767" style:parent-style-name="DefaultParagraphFont" style:family="text">
      <style:text-properties fo:color="#FFC66D" fo:language="en" fo:country="US"/>
    </style:style>
    <style:style style:name="T768" style:parent-style-name="DefaultParagraphFont" style:family="text">
      <style:text-properties fo:color="#A9B7C6" fo:language="en" fo:country="US"/>
    </style:style>
    <style:style style:name="T769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 fo:language="en" fo:country="US"/>
    </style:style>
    <style:style style:name="T770" style:parent-style-name="DefaultParagraphFont" style:family="text">
      <style:text-properties fo:color="#CC7832" fo:language="en" fo:country="US"/>
    </style:style>
    <style:style style:name="T771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 fo:language="en" fo:country="US"/>
    </style:style>
    <style:style style:name="T772" style:parent-style-name="DefaultParagraphFont" style:family="text">
      <style:text-properties fo:color="#CC7832" fo:language="en" fo:country="US"/>
    </style:style>
    <style:style style:name="T773" style:parent-style-name="DefaultParagraphFont" style:family="text">
      <style:text-properties fo:color="#FFC66D" fo:language="en" fo:country="US"/>
    </style:style>
    <style:style style:name="T774" style:parent-style-name="DefaultParagraphFont" style:family="text">
      <style:text-properties fo:color="#CC7832" fo:language="en" fo:country="US"/>
    </style:style>
    <style:style style:name="T775" style:parent-style-name="DefaultParagraphFont" style:family="text">
      <style:text-properties fo:color="#A9B7C6" fo:language="en" fo:country="US"/>
    </style:style>
    <style:style style:name="T776" style:parent-style-name="DefaultParagraphFont" style:family="text">
      <style:text-properties fo:color="#CC7832" fo:language="en" fo:country="US"/>
    </style:style>
    <style:style style:name="P777" style:parent-style-name="Textbody" style:family="paragraph">
      <style:text-properties fo:language="nl" fo:country="NL"/>
    </style:style>
    <style:style style:name="P778" style:parent-style-name="HTMLPreformatted" style:family="paragraph">
      <style:paragraph-properties fo:background-color="#2B2B2B"/>
    </style:style>
    <style:style style:name="T779" style:parent-style-name="DefaultParagraphFont" style:family="text">
      <style:text-properties fo:color="#808080"/>
    </style:style>
    <style:style style:name="T780" style:parent-style-name="DefaultParagraphFont" style:family="text">
      <style:text-properties fo:color="#808080"/>
    </style:style>
    <style:style style:name="T781" style:parent-style-name="DefaultParagraphFont" style:family="text">
      <style:text-properties fo:color="#808080"/>
    </style:style>
    <style:style style:name="T782" style:parent-style-name="DefaultParagraphFont" style:family="text">
      <style:text-properties fo:color="#CC7832"/>
    </style:style>
    <style:style style:name="T783" style:parent-style-name="DefaultParagraphFont" style:family="text">
      <style:text-properties fo:color="#A9B7C6"/>
    </style:style>
    <style:style style:name="T784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/>
    </style:style>
    <style:style style:name="T785" style:parent-style-name="DefaultParagraphFont" style:family="text">
      <style:text-properties fo:color="#A9B7C6"/>
    </style:style>
    <style:style style:name="T786" style:parent-style-name="DefaultParagraphFont" style:family="text">
      <style:text-properties fo:color="#CC7832"/>
    </style:style>
    <style:style style:name="T787" style:parent-style-name="DefaultParagraphFont" style:family="text">
      <style:text-properties fo:color="#A9B7C6"/>
    </style:style>
    <style:style style:name="T788" style:parent-style-name="DefaultParagraphFont" style:family="text">
      <style:text-properties fo:color="#6897BB"/>
    </style:style>
    <style:style style:name="T789" style:parent-style-name="DefaultParagraphFont" style:family="text">
      <style:text-properties fo:color="#A9B7C6"/>
    </style:style>
    <style:style style:name="T790" style:parent-style-name="DefaultParagraphFont" style:family="text">
      <style:text-properties fo:color="#A9B7C6"/>
    </style:style>
    <style:style style:name="T791" style:parent-style-name="DefaultParagraphFont" style:family="text">
      <style:text-properties fo:color="#A9B7C6"/>
    </style:style>
    <style:style style:name="T792" style:parent-style-name="DefaultParagraphFont" style:family="text">
      <style:text-properties fo:color="#A9B7C6"/>
    </style:style>
    <style:style style:name="T793" style:parent-style-name="DefaultParagraphFont" style:family="text">
      <style:text-properties fo:color="#A9B7C6"/>
    </style:style>
    <style:style style:name="T794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/>
    </style:style>
    <style:style style:name="T795" style:parent-style-name="DefaultParagraphFont" style:family="text">
      <style:text-properties fo:color="#A9B7C6"/>
    </style:style>
    <style:style style:name="T796" style:parent-style-name="DefaultParagraphFont" style:family="text">
      <style:text-properties fo:color="#9876AA"/>
    </style:style>
    <style:style style:name="T797" style:parent-style-name="DefaultParagraphFont" style:family="text">
      <style:text-properties fo:color="#A9B7C6"/>
    </style:style>
    <style:style style:name="T798" style:parent-style-name="DefaultParagraphFont" style:family="text">
      <style:text-properties fo:color="#CC7832"/>
    </style:style>
    <style:style style:name="T799" style:parent-style-name="DefaultParagraphFont" style:family="text">
      <style:text-properties fo:color="#A9B7C6"/>
    </style:style>
    <style:style style:name="T800" style:parent-style-name="DefaultParagraphFont" style:family="text">
      <style:text-properties fo:color="#A9B7C6"/>
    </style:style>
    <style:style style:name="T801" style:parent-style-name="DefaultParagraphFont" style:family="text">
      <style:text-properties fo:color="#A9B7C6"/>
    </style:style>
    <style:style style:name="T802" style:parent-style-name="DefaultParagraphFont" style:family="text">
      <style:text-properties fo:color="#A9B7C6"/>
    </style:style>
    <style:style style:name="T803" style:parent-style-name="DefaultParagraphFont" style:family="text">
      <style:text-properties fo:color="#CC7832"/>
    </style:style>
    <style:style style:name="T804" style:parent-style-name="DefaultParagraphFont" style:family="text">
      <style:text-properties fo:color="#A9B7C6"/>
    </style:style>
    <style:style style:name="T805" style:parent-style-name="DefaultParagraphFont" style:family="text">
      <style:text-properties fo:color="#9876AA"/>
    </style:style>
    <style:style style:name="T806" style:parent-style-name="DefaultParagraphFont" style:family="text">
      <style:text-properties fo:color="#CC7832"/>
    </style:style>
    <style:style style:name="T807" style:parent-style-name="DefaultParagraphFont" style:family="text">
      <style:text-properties fo:color="#6897BB"/>
    </style:style>
    <style:style style:name="T808" style:parent-style-name="DefaultParagraphFont" style:family="text">
      <style:text-properties fo:color="#CC7832"/>
    </style:style>
    <style:style style:name="T809" style:parent-style-name="DefaultParagraphFont" style:family="text">
      <style:text-properties fo:color="#A9B7C6"/>
    </style:style>
    <style:style style:name="T810" style:parent-style-name="DefaultParagraphFont" style:family="text">
      <style:text-properties fo:color="#CC7832"/>
    </style:style>
    <style:style style:name="T811" style:parent-style-name="DefaultParagraphFont" style:family="text">
      <style:text-properties fo:color="#CC7832"/>
    </style:style>
    <style:style style:name="T812" style:parent-style-name="DefaultParagraphFont" style:family="text">
      <style:text-properties fo:color="#CC7832"/>
    </style:style>
    <style:style style:name="T813" style:parent-style-name="DefaultParagraphFont" style:family="text">
      <style:text-properties fo:color="#CC7832"/>
    </style:style>
    <style:style style:name="T814" style:parent-style-name="DefaultParagraphFont" style:family="text">
      <style:text-properties fo:color="#A9B7C6"/>
    </style:style>
    <style:style style:name="T815" style:parent-style-name="DefaultParagraphFont" style:family="text">
      <style:text-properties fo:color="#CC7832"/>
    </style:style>
    <style:style style:name="T816" style:parent-style-name="DefaultParagraphFont" style:family="text">
      <style:text-properties fo:color="#CC7832"/>
    </style:style>
    <style:style style:name="T817" style:parent-style-name="DefaultParagraphFont" style:family="text">
      <style:text-properties fo:color="#CC7832"/>
    </style:style>
    <style:style style:name="T818" style:parent-style-name="DefaultParagraphFont" style:family="text">
      <style:text-properties fo:color="#CC7832"/>
    </style:style>
    <style:style style:name="T819" style:parent-style-name="DefaultParagraphFont" style:family="text">
      <style:text-properties fo:color="#A9B7C6"/>
    </style:style>
    <style:style style:name="T820" style:parent-style-name="DefaultParagraphFont" style:family="text">
      <style:text-properties fo:color="#9876AA"/>
    </style:style>
    <style:style style:name="T821" style:parent-style-name="DefaultParagraphFont" style:family="text">
      <style:text-properties fo:color="#A9B7C6"/>
    </style:style>
    <style:style style:name="T822" style:parent-style-name="DefaultParagraphFont" style:family="text">
      <style:text-properties fo:color="#6897BB"/>
    </style:style>
    <style:style style:name="T823" style:parent-style-name="DefaultParagraphFont" style:family="text">
      <style:text-properties fo:color="#A9B7C6"/>
    </style:style>
    <style:style style:name="T824" style:parent-style-name="DefaultParagraphFont" style:family="text">
      <style:text-properties fo:color="#6897BB"/>
    </style:style>
    <style:style style:name="T825" style:parent-style-name="DefaultParagraphFont" style:family="text">
      <style:text-properties fo:color="#CC7832"/>
    </style:style>
    <style:style style:name="T826" style:parent-style-name="DefaultParagraphFont" style:family="text">
      <style:text-properties fo:color="#6897BB"/>
    </style:style>
    <style:style style:name="T827" style:parent-style-name="DefaultParagraphFont" style:family="text">
      <style:text-properties fo:color="#A9B7C6"/>
    </style:style>
    <style:style style:name="T828" style:parent-style-name="DefaultParagraphFont" style:family="text">
      <style:text-properties fo:color="#A9B7C6"/>
    </style:style>
    <style:style style:name="T829" style:parent-style-name="DefaultParagraphFont" style:family="text">
      <style:text-properties fo:color="#6897BB"/>
    </style:style>
    <style:style style:name="T830" style:parent-style-name="DefaultParagraphFont" style:family="text">
      <style:text-properties fo:color="#CC7832"/>
    </style:style>
    <style:style style:name="T831" style:parent-style-name="DefaultParagraphFont" style:family="text">
      <style:text-properties fo:color="#6897BB"/>
    </style:style>
    <style:style style:name="T832" style:parent-style-name="DefaultParagraphFont" style:family="text">
      <style:text-properties fo:color="#A9B7C6"/>
    </style:style>
    <style:style style:name="T833" style:parent-style-name="DefaultParagraphFont" style:family="text">
      <style:text-properties fo:color="#CC7832"/>
    </style:style>
    <style:style style:name="T834" style:parent-style-name="DefaultParagraphFont" style:family="text">
      <style:text-properties fo:color="#CC7832"/>
    </style:style>
    <style:style style:name="T835" style:parent-style-name="DefaultParagraphFont" style:family="text">
      <style:text-properties fo:color="#CC7832"/>
    </style:style>
    <style:style style:name="T836" style:parent-style-name="DefaultParagraphFont" style:family="text">
      <style:text-properties fo:color="#CC7832"/>
    </style:style>
    <style:style style:name="T837" style:parent-style-name="DefaultParagraphFont" style:family="text">
      <style:text-properties fo:color="#A9B7C6"/>
    </style:style>
    <style:style style:name="T838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/>
    </style:style>
    <style:style style:name="T839" style:parent-style-name="DefaultParagraphFont" style:family="text">
      <style:text-properties fo:color="#A9B7C6"/>
    </style:style>
    <style:style style:name="T840" style:parent-style-name="DefaultParagraphFont" style:family="text">
      <style:text-properties fo:color="#FFC66D"/>
    </style:style>
    <style:style style:name="T841" style:parent-style-name="DefaultParagraphFont" style:family="text">
      <style:text-properties fo:color="#A9B7C6"/>
    </style:style>
    <style:style style:name="T842" style:parent-style-name="DefaultParagraphFont" style:family="text">
      <style:text-properties fo:color="#CC7832"/>
    </style:style>
    <style:style style:name="T843" style:parent-style-name="DefaultParagraphFont" style:family="text">
      <style:text-properties fo:color="#6897BB"/>
    </style:style>
    <style:style style:name="T844" style:parent-style-name="DefaultParagraphFont" style:family="text">
      <style:text-properties fo:color="#CC7832"/>
    </style:style>
    <style:style style:name="T845" style:parent-style-name="DefaultParagraphFont" style:family="text">
      <style:text-properties fo:color="#6A8759"/>
    </style:style>
    <style:style style:name="T846" style:parent-style-name="DefaultParagraphFont" style:family="text">
      <style:text-properties fo:color="#A9B7C6"/>
    </style:style>
    <style:style style:name="T847" style:parent-style-name="DefaultParagraphFont" style:family="text">
      <style:text-properties fo:color="#CC7832"/>
    </style:style>
    <style:style style:name="T848" style:parent-style-name="DefaultParagraphFont" style:family="text">
      <style:text-properties fo:color="#CC7832"/>
    </style:style>
    <style:style style:name="T849" style:parent-style-name="DefaultParagraphFont" style:family="text">
      <style:text-properties fo:color="#CC7832"/>
    </style:style>
    <style:style style:name="T850" style:parent-style-name="DefaultParagraphFont" style:family="text">
      <style:text-properties fo:color="#A9B7C6"/>
    </style:style>
    <style:style style:name="T851" style:parent-style-name="DefaultParagraphFont" style:family="text">
      <style:text-properties fo:color="#6897BB"/>
    </style:style>
    <style:style style:name="T852" style:parent-style-name="DefaultParagraphFont" style:family="text">
      <style:text-properties fo:color="#A9B7C6"/>
    </style:style>
    <style:style style:name="T853" style:parent-style-name="DefaultParagraphFont" style:family="text">
      <style:text-properties fo:color="#CC7832"/>
    </style:style>
    <style:style style:name="T854" style:parent-style-name="DefaultParagraphFont" style:family="text">
      <style:text-properties fo:color="#CC7832"/>
    </style:style>
    <style:style style:name="T855" style:parent-style-name="DefaultParagraphFont" style:family="text">
      <style:text-properties fo:color="#CC7832"/>
    </style:style>
    <style:style style:name="T856" style:parent-style-name="DefaultParagraphFont" style:family="text">
      <style:text-properties fo:color="#A9B7C6"/>
    </style:style>
    <style:style style:name="T857" style:parent-style-name="DefaultParagraphFont" style:family="text">
      <style:text-properties fo:color="#CC7832"/>
    </style:style>
    <style:style style:name="T858" style:parent-style-name="DefaultParagraphFont" style:family="text">
      <style:text-properties fo:color="#A9B7C6"/>
    </style:style>
    <style:style style:name="T859" style:parent-style-name="DefaultParagraphFont" style:family="text">
      <style:text-properties fo:color="#CC7832"/>
    </style:style>
    <style:style style:name="T860" style:parent-style-name="DefaultParagraphFont" style:family="text">
      <style:text-properties fo:color="#CC7832"/>
    </style:style>
    <style:style style:name="T861" style:parent-style-name="DefaultParagraphFont" style:family="text">
      <style:text-properties fo:color="#CC7832"/>
    </style:style>
    <style:style style:name="T862" style:parent-style-name="DefaultParagraphFont" style:family="text">
      <style:text-properties fo:color="#A9B7C6"/>
    </style:style>
    <style:style style:name="T863" style:parent-style-name="DefaultParagraphFont" style:family="text">
      <style:text-properties fo:color="#6897BB"/>
    </style:style>
    <style:style style:name="T864" style:parent-style-name="DefaultParagraphFont" style:family="text">
      <style:text-properties fo:color="#CC7832"/>
    </style:style>
    <style:style style:name="T865" style:parent-style-name="DefaultParagraphFont" style:family="text">
      <style:text-properties fo:color="#6897BB"/>
    </style:style>
    <style:style style:name="T866" style:parent-style-name="DefaultParagraphFont" style:family="text">
      <style:text-properties fo:color="#A9B7C6"/>
    </style:style>
    <style:style style:name="T867" style:parent-style-name="DefaultParagraphFont" style:family="text">
      <style:text-properties fo:color="#CC7832"/>
    </style:style>
    <style:style style:name="T868" style:parent-style-name="DefaultParagraphFont" style:family="text">
      <style:text-properties fo:color="#6897BB"/>
    </style:style>
    <style:style style:name="T869" style:parent-style-name="DefaultParagraphFont" style:family="text">
      <style:text-properties fo:color="#A9B7C6"/>
    </style:style>
    <style:style style:name="T870" style:parent-style-name="DefaultParagraphFont" style:family="text">
      <style:text-properties fo:color="#CC7832"/>
    </style:style>
    <style:style style:name="T871" style:parent-style-name="DefaultParagraphFont" style:family="text">
      <style:text-properties fo:color="#CC7832"/>
    </style:style>
    <style:style style:name="T872" style:parent-style-name="DefaultParagraphFont" style:family="text">
      <style:text-properties fo:color="#CC7832"/>
    </style:style>
    <style:style style:name="T873" style:parent-style-name="DefaultParagraphFont" style:family="text">
      <style:text-properties fo:color="#A9B7C6"/>
    </style:style>
    <style:style style:name="T874" style:parent-style-name="DefaultParagraphFont" style:family="text">
      <style:text-properties fo:color="#9876AA"/>
    </style:style>
    <style:style style:name="T875" style:parent-style-name="DefaultParagraphFont" style:family="text">
      <style:text-properties fo:color="#A9B7C6"/>
    </style:style>
    <style:style style:name="T876" style:parent-style-name="DefaultParagraphFont" style:family="text">
      <style:text-properties fo:color="#CC7832"/>
    </style:style>
    <style:style style:name="T877" style:parent-style-name="DefaultParagraphFont" style:family="text">
      <style:text-properties fo:color="#CC7832"/>
    </style:style>
    <style:style style:name="T878" style:parent-style-name="DefaultParagraphFont" style:family="text">
      <style:text-properties fo:color="#CC7832"/>
    </style:style>
    <style:style style:name="T879" style:parent-style-name="DefaultParagraphFont" style:family="text">
      <style:text-properties fo:color="#A9B7C6"/>
    </style:style>
    <style:style style:name="P880" style:parent-style-name="Textbody" style:family="paragraph">
      <style:text-properties fo:language="nl" fo:country="NL"/>
    </style:style>
    <style:style style:name="P881" style:parent-style-name="Textbody" style:family="paragraph">
      <style:text-properties fo:language="nl" fo:country="NL"/>
    </style:style>
    <style:style style:name="P882" style:parent-style-name="HTMLPreformatted" style:family="paragraph">
      <style:paragraph-properties fo:background-color="#2B2B2B"/>
    </style:style>
    <style:style style:name="T883" style:parent-style-name="DefaultParagraphFont" style:family="text">
      <style:text-properties fo:color="#CC7832"/>
    </style:style>
    <style:style style:name="T884" style:parent-style-name="DefaultParagraphFont" style:family="text">
      <style:text-properties fo:color="#FFC66D"/>
    </style:style>
    <style:style style:name="T885" style:parent-style-name="DefaultParagraphFont" style:family="text">
      <style:text-properties fo:color="#A9B7C6"/>
    </style:style>
    <style:style style:name="T886" style:parent-style-name="DefaultParagraphFont" style:family="text">
      <style:text-properties fo:color="#CC7832"/>
    </style:style>
    <style:style style:name="T887" style:parent-style-name="DefaultParagraphFont" style:family="text">
      <style:text-properties fo:color="#A9B7C6"/>
    </style:style>
    <style:style style:name="T888" style:parent-style-name="DefaultParagraphFont" style:family="text">
      <style:text-properties fo:color="#A9B7C6"/>
    </style:style>
    <style:style style:name="T889" style:parent-style-name="DefaultParagraphFont" style:family="text">
      <style:text-properties fo:color="#A9B7C6"/>
    </style:style>
    <style:style style:name="T890" style:parent-style-name="DefaultParagraphFont" style:family="text">
      <style:text-properties fo:color="#A9B7C6"/>
    </style:style>
    <style:style style:name="T891" style:parent-style-name="DefaultParagraphFont" style:family="text">
      <style:text-properties fo:color="#A9B7C6"/>
    </style:style>
    <style:style style:name="T892" style:parent-style-name="DefaultParagraphFont" style:family="text">
      <style:text-properties fo:color="#CC7832"/>
    </style:style>
    <style:style style:name="T893" style:parent-style-name="DefaultParagraphFont" style:family="text">
      <style:text-properties fo:color="#A9B7C6"/>
    </style:style>
    <style:style style:name="T894" style:parent-style-name="DefaultParagraphFont" style:family="text">
      <style:text-properties fo:color="#9876AA"/>
    </style:style>
    <style:style style:name="T895" style:parent-style-name="DefaultParagraphFont" style:family="text">
      <style:text-properties fo:color="#A9B7C6"/>
    </style:style>
    <style:style style:name="T896" style:parent-style-name="DefaultParagraphFont" style:family="text">
      <style:text-properties fo:color="#FFC66D"/>
    </style:style>
    <style:style style:name="T897" style:parent-style-name="DefaultParagraphFont" style:family="text">
      <style:text-properties fo:color="#A9B7C6"/>
    </style:style>
    <style:style style:name="T898" style:parent-style-name="DefaultParagraphFont" style:family="text">
      <style:text-properties fo:color="#CC7832"/>
    </style:style>
    <style:style style:name="T899" style:parent-style-name="DefaultParagraphFont" style:family="text">
      <style:text-properties fo:color="#CC7832"/>
    </style:style>
    <style:style style:name="T900" style:parent-style-name="DefaultParagraphFont" style:family="text">
      <style:text-properties fo:color="#CC7832"/>
    </style:style>
    <style:style style:name="T901" style:parent-style-name="DefaultParagraphFont" style:family="text">
      <style:text-properties fo:color="#CC7832"/>
    </style:style>
    <style:style style:name="T902" style:parent-style-name="DefaultParagraphFont" style:family="text">
      <style:text-properties fo:color="#A9B7C6"/>
    </style:style>
    <style:style style:name="T903" style:parent-style-name="DefaultParagraphFont" style:family="text">
      <style:text-properties fo:color="#6897BB"/>
    </style:style>
    <style:style style:name="T904" style:parent-style-name="DefaultParagraphFont" style:family="text">
      <style:text-properties fo:color="#A9B7C6"/>
    </style:style>
    <style:style style:name="T905" style:parent-style-name="DefaultParagraphFont" style:family="text">
      <style:text-properties fo:color="#CC7832"/>
    </style:style>
    <style:style style:name="T906" style:parent-style-name="DefaultParagraphFont" style:family="text">
      <style:text-properties fo:color="#CC7832"/>
    </style:style>
    <style:style style:name="T907" style:parent-style-name="DefaultParagraphFont" style:family="text">
      <style:text-properties fo:color="#CC7832"/>
    </style:style>
    <style:style style:name="T908" style:parent-style-name="DefaultParagraphFont" style:family="text">
      <style:text-properties fo:color="#CC7832"/>
    </style:style>
    <style:style style:name="T909" style:parent-style-name="DefaultParagraphFont" style:family="text">
      <style:text-properties fo:color="#A9B7C6"/>
    </style:style>
    <style:style style:name="T910" style:parent-style-name="DefaultParagraphFont" style:family="text">
      <style:text-properties fo:color="#FFC66D"/>
    </style:style>
    <style:style style:name="T911" style:parent-style-name="DefaultParagraphFont" style:family="text">
      <style:text-properties fo:color="#A9B7C6"/>
    </style:style>
    <style:style style:name="T912" style:parent-style-name="DefaultParagraphFont" style:family="text">
      <style:text-properties fo:color="#6A8759"/>
    </style:style>
    <style:style style:name="T913" style:parent-style-name="DefaultParagraphFont" style:family="text">
      <style:text-properties fo:color="#A9B7C6"/>
    </style:style>
    <style:style style:name="T914" style:parent-style-name="DefaultParagraphFont" style:family="text">
      <style:text-properties fo:color="#CC7832"/>
    </style:style>
    <style:style style:name="T915" style:parent-style-name="DefaultParagraphFont" style:family="text">
      <style:text-properties fo:color="#CC7832"/>
    </style:style>
    <style:style style:name="T916" style:parent-style-name="DefaultParagraphFont" style:family="text">
      <style:text-properties fo:color="#CC7832"/>
    </style:style>
    <style:style style:name="T917" style:parent-style-name="DefaultParagraphFont" style:family="text">
      <style:text-properties fo:color="#CC7832"/>
    </style:style>
    <style:style style:name="T918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9876AA"/>
    </style:style>
    <style:style style:name="T919" style:parent-style-name="DefaultParagraphFont" style:family="text">
      <style:text-properties fo:color="#A9B7C6"/>
    </style:style>
    <style:style style:name="T920" style:parent-style-name="DefaultParagraphFont" style:family="text">
      <style:text-properties fo:color="#CC7832"/>
    </style:style>
    <style:style style:name="T921" style:parent-style-name="DefaultParagraphFont" style:family="text">
      <style:text-properties fo:color="#CC7832"/>
    </style:style>
    <style:style style:name="T922" style:parent-style-name="DefaultParagraphFont" style:family="text">
      <style:text-properties fo:color="#A9B7C6"/>
    </style:style>
    <style:style style:name="P923" style:parent-style-name="Normal" style:family="paragraph">
      <style:text-properties fo:font-weight="bold" style:font-weight-asian="bold" style:font-weight-complex="bold" fo:language="nl" fo:country="NL"/>
    </style:style>
    <style:style style:name="P924" style:parent-style-name="Normal" style:family="paragraph">
      <style:text-properties fo:font-weight="bold" style:font-weight-asian="bold" style:font-weight-complex="bold" fo:language="nl" fo:country="NL"/>
    </style:style>
    <style:style style:name="T925" style:parent-style-name="DefaultParagraphFont" style:family="text">
      <style:text-properties fo:font-weight="bold" style:font-weight-asian="bold" style:font-weight-complex="bold" fo:font-size="18pt" style:font-size-asian="18pt" style:font-size-complex="18pt" fo:language="nl" fo:country="NL"/>
    </style:style>
  </office:automatic-styles>
  <office:body>
    <office:text text:use-soft-page-breaks="true">
      <text:h text:style-name="P1" text:outline-level="1">Hoi,</text:h>
      <text:p text:style-name="P2"/>
      <text:p text:style-name="P3">Leuk dat je meedoet met de Phaser workshop! Hieronder volgen de stappen die je moet doen om de game te maken.</text:p>
      <text:p text:style-name="P4">Je gaat het bestand 'game.html' aanpassen totdat de game werkt.</text:p>
      <text:p text:style-name="P5">Als je de code hebt aangepast doe dan het volgende om te<text:s/>testen of het werkt:</text:p>
      <text:p text:style-name="P6">- Cmd + s<text:s/><text:tab/>in de editor, om de wijzigingen op te slaan</text:p>
      <text:p text:style-name="P7">- Cmd + r<text:tab/>in Chrome om de wijzigingen te laden</text:p>
      <text:p text:style-name="P8"/>
      <text:p text:style-name="P9">Succes!</text:p>
      <text:p text:style-name="P10"/>
      <text:p text:style-name="P11"/>
      <text:h text:style-name="P12" text:outline-level="1">1. Pas de functie 'spelUpdaten' aan zodat hij er zo uitziet:</text:h>
      <text:p text:style-name="P13"><text:span text:style-name="T14">function<text:s/></text:span><text:span text:style-name="T15">spelOpbouwen<text:s/></text:span><text:span text:style-name="T16">()</text:span><text:span text:style-name="T17"><text:line-break/>{</text:span><text:span text:style-name="T18"><text:line-break/></text:span><text:span text:style-name="T19">// <text:s/>Hier voegen we de afbeelding 'achtergrond.png' toe als als achtergrond</text:span><text:span text:style-name="T20"><text:line-break/><text:s text:c="4"/></text:span><text:span text:style-name="T21">this</text:span><text:span text:style-name="T22">.</text:span><text:span text:style-name="T23">add</text:span><text:span text:style-name="T24">.</text:span><text:span text:style-name="T25">image</text:span><text:span text:style-name="T26">(</text:span><text:span text:style-name="T27">400</text:span><text:span text:style-name="T28">,<text:s/></text:span><text:span text:style-name="T29">300</text:span><text:span text:style-name="T30">,<text:s/></text:span><text:span text:style-name="T31">'achtergrond'</text:span><text:span text:style-name="T32">)</text:span><text:span text:style-name="T33">;</text:span><text:span text:style-name="T34"><text:line-break/></text:span><text:span text:style-name="T35"><text:line-break/></text:span><text:span text:style-name="T36">}</text:span></text:p>
      <text:p text:style-name="P37"/>
      <text:p text:style-name="P38">Je hebt nu de blauwe lucht gemaakt! Controleer met Cmd+s in editor en Cmd +r in Chrome of het gelukt is.</text:p>
      <text:soft-page-break/>
      <text:h text:style-name="P39" text:outline-level="1">2. Platforms toevoegen</text:h>
      <text:p text:style-name="P40">Pas de variabele 'instellingen' aan zodat deze<text:s/>er zo uitziet:</text:p>
      <text:p text:style-name="P41"><text:span text:style-name="T42">var<text:s/></text:span><text:span text:style-name="T43">instellingen<text:s/></text:span><text:span text:style-name="T44">= {</text:span><text:span text:style-name="T45"><text:line-break/></text:span><text:span text:style-name="T46"><text:s text:c="4"/></text:span><text:span text:style-name="T47">type</text:span><text:span text:style-name="T48">: Phaser.AUTO</text:span><text:span text:style-name="T49">,</text:span><text:span text:style-name="T50"><text:line-break/></text:span><text:span text:style-name="T51"><text:s text:c="4"/></text:span><text:span text:style-name="T52">width</text:span><text:span text:style-name="T53">:<text:s/></text:span><text:span text:style-name="T54">800</text:span><text:span text:style-name="T55">,</text:span><text:span text:style-name="T56"><text:line-break/></text:span><text:span text:style-name="T57"><text:s text:c="4"/></text:span><text:span text:style-name="T58">height</text:span><text:span text:style-name="T59">:<text:s/></text:span><text:span text:style-name="T60">600</text:span><text:span text:style-name="T61">,</text:span><text:span text:style-name="T62"><text:line-break/></text:span><text:span text:style-name="T63"><text:s text:c="4"/></text:span><text:span text:style-name="T64">physics</text:span><text:span text:style-name="T65">: {</text:span><text:span text:style-name="T66"><text:line-break/></text:span><text:span text:style-name="T67"><text:s text:c="8"/></text:span><text:span text:style-name="T68">default</text:span><text:span text:style-name="T69">:<text:s/></text:span><text:span text:style-name="T70">'arcade'</text:span><text:span text:style-name="T71">,</text:span><text:span text:style-name="T72"><text:line-break/></text:span><text:span text:style-name="T73"><text:s text:c="8"/></text:span><text:span text:style-name="T74">arcade</text:span><text:span text:style-name="T75">: {</text:span><text:span text:style-name="T76"><text:line-break/></text:span><text:span text:style-name="T77"><text:s text:c="12"/></text:span><text:span text:style-name="T78">gravity</text:span><text:span text:style-name="T79">: {<text:s/></text:span><text:span text:style-name="T80">y</text:span><text:span text:style-name="T81">:<text:s/></text:span><text:span text:style-name="T82">300<text:s/></text:span><text:span text:style-name="T83">}</text:span><text:span text:style-name="T84">,</text:span><text:span text:style-name="T85"><text:line-break/></text:span><text:span text:style-name="T86"><text:s text:c="12"/></text:span><text:span text:style-name="T87">debug</text:span><text:span text:style-name="T88">:<text:s/></text:span><text:span text:style-name="T89">false</text:span><text:span text:style-name="T90"><text:line-break/></text:span><text:span text:style-name="T91"><text:s text:c="8"/></text:span><text:span text:style-name="T92">}</text:span><text:span text:style-name="T93"><text:line-break/></text:span><text:span text:style-name="T94"><text:s text:c="4"/>}</text:span><text:span text:style-name="T95">,</text:span><text:span text:style-name="T96"><text:line-break/></text:span><text:span text:style-name="T97"><text:s text:c="4"/></text:span><text:span text:style-name="T98">scene</text:span><text:span text:style-name="T99">: {</text:span><text:span text:style-name="T100"><text:line-break/></text:span><text:span text:style-name="T101"><text:s text:c="8"/></text:span><text:span text:style-name="T102">preload</text:span><text:span text:style-name="T103">:<text:s/></text:span><text:span text:style-name="T104">spelLaden</text:span><text:span text:style-name="T105">,</text:span><text:span text:style-name="T106"><text:line-break/></text:span><text:span text:style-name="T107"><text:s text:c="8"/></text:span><text:span text:style-name="T108">create</text:span><text:span text:style-name="T109">:<text:s/></text:span><text:span text:style-name="T110">spelOpbouwen</text:span><text:span text:style-name="T111">,</text:span><text:span text:style-name="T112"><text:line-break/></text:span><text:span text:style-name="T113"><text:s text:c="8"/></text:span><text:span text:style-name="T114">update</text:span><text:span text:style-name="T115">:<text:s/></text:span><text:span text:style-name="T116">spelUpdaten</text:span><text:span text:style-name="T117"><text:line-break/></text:span><text:span text:style-name="T118"><text:s text:c="4"/></text:span><text:span text:style-name="T119">}</text:span><text:span text:style-name="T120"><text:line-break/></text:span><text:span text:style-name="T121">}</text:span><text:span text:style-name="T122">;</text:span></text:p>
      <text:p text:style-name="P123"/>
      <text:p text:style-name="P124"/>
      <text:p text:style-name="P125"/>
      <text:p text:style-name="P126">Pas nu de 'spelOpbouwen' functie aan zodat hij er zo uitziet:</text:p>
      <text:p text:style-name="P127"><text:span text:style-name="T128">function<text:s/></text:span><text:span text:style-name="T129">spelOpbouwen<text:s/></text:span><text:span text:style-name="T130">()</text:span><text:span text:style-name="T131"><text:line-break/></text:span><text:span text:style-name="T132">{</text:span><text:span text:style-name="T133"><text:line-break/></text:span><text:span text:style-name="T134"><text:s text:c="4"/></text:span><text:span text:style-name="T135">// <text:s/>Hier voegen we de afbeelding 'achtergrond.png' toe als als achtergron</text:span><text:span text:style-name="T136">d</text:span><text:span text:style-name="T137"><text:line-break/></text:span><text:span text:style-name="T138"><text:s text:c="4"/></text:span><text:span text:style-name="T139">this</text:span><text:span text:style-name="T140">.</text:span><text:span text:style-name="T141">add</text:span><text:span text:style-name="T142">.</text:span><text:span text:style-name="T143">image</text:span><text:span text:style-name="T144">(</text:span><text:span text:style-name="T145">400</text:span><text:span text:style-name="T146">,<text:s/></text:span><text:span text:style-name="T147">300</text:span><text:span text:style-name="T148">,<text:s/></text:span><text:span text:style-name="T149">'achtergrond'</text:span><text:span text:style-name="T150">)</text:span><text:span text:style-name="T151">;</text:span><text:span text:style-name="T152"><text:line-break/></text:span><text:span text:style-name="T153"><text:line-break/></text:span><text:span text:style-name="T154"><text:s text:c="4"/></text:span><text:span text:style-name="T155">// Onze speler heeft grond nodig om op te lopen. Dat doen we hier</text:span><text:span text:style-name="T156"><text:line-break/></text:span><text:span text:style-name="T157"><text:s text:c="4"/></text:span><text:span text:style-name="T158">grond<text:s/></text:span><text:span text:style-name="T159">=<text:s/></text:span><text:span text:style-name="T160">this</text:span><text:span text:style-name="T161">.</text:span><text:span text:style-name="T162">physics</text:span><text:span text:style-name="T163">.</text:span><text:span text:style-name="T164">add</text:span><text:span text:style-name="T165">.staticGroup()</text:span><text:span text:style-name="T166">;</text:span><text:span text:style-name="T167"><text:line-break/></text:span><text:span text:style-name="T168"><text:s text:c="4"/></text:span><text:span text:style-name="T169">grond</text:span><text:span text:style-name="T170">.</text:span><text:span text:style-name="T171">create</text:span><text:span text:style-name="T172">(</text:span><text:span text:style-name="T173">400</text:span><text:span text:style-name="T174">,<text:s/></text:span><text:span text:style-name="T175">568</text:span><text:span text:style-name="T176">,<text:s/></text:span><text:span text:style-name="T177">'platform'</text:span><text:span text:style-name="T178">).</text:span><text:span text:style-name="T179">setScale</text:span><text:span text:style-name="T180">(</text:span><text:span text:style-name="T181">2</text:span><text:span text:style-name="T182">).refreshBody()</text:span><text:span text:style-name="T183">;</text:span><text:span text:style-name="T184"><text:line-break/></text:span><text:span text:style-name="T185"><text:s text:c="4"/></text:span><text:span text:style-name="T186">grond</text:span><text:span text:style-name="T187">.</text:span><text:span text:style-name="T188">create</text:span><text:span text:style-name="T189">(</text:span><text:span text:style-name="T190">600</text:span><text:span text:style-name="T191">,<text:s/></text:span><text:span text:style-name="T192">400</text:span><text:span text:style-name="T193">,<text:s/></text:span><text:span text:style-name="T194">'platform'</text:span><text:span text:style-name="T195">)</text:span><text:span text:style-name="T196">;</text:span><text:span text:style-name="T197"><text:line-break/></text:span><text:span text:style-name="T198"><text:s text:c="4"/></text:span><text:span text:style-name="T199">grond</text:span><text:span text:style-name="T200">.</text:span><text:span text:style-name="T201">create</text:span><text:span text:style-name="T202">(</text:span><text:span text:style-name="T203">50</text:span><text:span text:style-name="T204">,<text:s/></text:span><text:span text:style-name="T205">250</text:span><text:span text:style-name="T206">,<text:s/></text:span><text:span text:style-name="T207">'platform'</text:span><text:span text:style-name="T208">)</text:span><text:span text:style-name="T209">;</text:span><text:span text:style-name="T210"><text:line-break/></text:span><text:span text:style-name="T211"><text:s text:c="4"/></text:span><text:span text:style-name="T212">grond</text:span><text:span text:style-name="T213">.</text:span><text:span text:style-name="T214">create</text:span><text:span text:style-name="T215">(</text:span><text:span text:style-name="T216">750</text:span><text:span text:style-name="T217">,<text:s/></text:span><text:span text:style-name="T218">220</text:span><text:span text:style-name="T219">,<text:s/></text:span><text:span text:style-name="T220">'platform'</text:span><text:span text:style-name="T221">)</text:span><text:span text:style-name="T222">;</text:span><text:span text:style-name="T223"><text:line-break/></text:span><text:span text:style-name="T224"><text:line-break/></text:span><text:span text:style-name="T225">}</text:span></text:p>
      <text:p text:style-name="P226"/>
      <text:p text:style-name="P227">Nu heb je de platforms gemaakt, contoleer weer of het gelukt is.</text:p>
      <text:soft-page-break/>
      <text:h text:style-name="P228" text:outline-level="1">3. Voeg het poppetje toe</text:h>
      <text:p text:style-name="Textbody"><text:span text:style-name="T229">Voeg het volgende blok code to aan de '</text:span><text:span text:style-name="T230">spelOpbouwen</text:span><text:span text:style-name="T231">' functie. Let op er<text:s/></text:span><text:span text:style-name="T232">staat al code in deze functie, voeg onderstaande toe aan wat er al staat. Dus direct onder<text:s/></text:span><text:span text:style-name="T233">grond</text:span><text:span text:style-name="T234">.</text:span><text:span text:style-name="T235">create</text:span><text:span text:style-name="T236">(</text:span><text:span text:style-name="T237">750</text:span><text:span text:style-name="T238">,<text:s/></text:span><text:span text:style-name="T239">220</text:span><text:span text:style-name="T240">,<text:s/></text:span><text:span text:style-name="T241">'platform'</text:span><text:span text:style-name="T242">)</text:span><text:span text:style-name="T243">;</text:span></text:p>
      <text:p text:style-name="P244"><text:span text:style-name="T245">// En nu voegen we de speler toe.</text:span><text:span text:style-name="T246"><text:line-break/></text:span><text:span text:style-name="T247">speler<text:s/></text:span><text:span text:style-name="T248">=<text:s/></text:span><text:span text:style-name="T249">this</text:span><text:span text:style-name="T250">.</text:span><text:span text:style-name="T251">physics</text:span><text:span text:style-name="T252">.</text:span><text:span text:style-name="T253">add</text:span><text:span text:style-name="T254">.sprite(</text:span><text:span text:style-name="T255">100</text:span><text:span text:style-name="T256">,<text:s/></text:span><text:span text:style-name="T257">450</text:span><text:span text:style-name="T258">,<text:s/></text:span><text:span text:style-name="T259">'speler'</text:span><text:span text:style-name="T260">)</text:span><text:span text:style-name="T261">;</text:span><text:span text:style-name="T262"><text:line-break/></text:span><text:span text:style-name="T263">// <text:s/>De speler mag uit het spel kunnen lopen!</text:span><text:span text:style-name="T264"><text:line-break/></text:span><text:span text:style-name="T265">speler</text:span><text:span text:style-name="T266">.setBounce(</text:span><text:span text:style-name="T267">0.2</text:span><text:span text:style-name="T268">)</text:span><text:span text:style-name="T269">;</text:span><text:span text:style-name="T270"><text:line-break/></text:span><text:span text:style-name="T271">speler</text:span><text:span text:style-name="T272">.setCollideWorldBounds(</text:span><text:span text:style-name="T273">true</text:span><text:span text:style-name="T274">)</text:span><text:span text:style-name="T275">;</text:span><text:span text:style-name="T276"><text:line-break/>this</text:span><text:span text:style-name="T277">.</text:span><text:span text:style-name="T278">physics</text:span><text:span text:style-name="T279">.</text:span><text:span text:style-name="T280">add</text:span><text:span text:style-name="T281">.collider(</text:span><text:span text:style-name="T282">speler</text:span><text:span text:style-name="T283">,<text:s/></text:span><text:span text:style-name="T284">grond</text:span><text:span text:style-name="T285">)</text:span><text:span text:style-name="T286">;</text:span></text:p>
      <text:p text:style-name="P287"/>
      <text:p text:style-name="P288">Contoleer of het poppetje<text:s/>verschijnt als je opslaat en browser ververst.</text:p>
      <text:soft-page-break/>
      <text:h text:style-name="P289" text:outline-level="1">4. Laat het poppetje bewegen met de pijltjes op het toetsenbord</text:h>
      <text:p text:style-name="Textbody"><text:span text:style-name="T290">Onze held kan nog niet zoveel<text:s/></text:span><text:span text:style-name="T291">☹</text:span><text:span text:style-name="T292">. <text:s/>P</text:span><text:span text:style-name="T293">lak de volgende code</text:span><text:span text:style-name="T294"><text:s/>helemaal onderaan</text:span><text:span text:style-name="T295"><text:s/>in de 'spelOpbouwen' functie</text:span><text:span text:style-name="T296">, zodat het poppetje kan lopen.</text:span></text:p>
      <text:p text:style-name="P297"><text:span text:style-name="T298">// Onze speler moet kunnen bewegen. Dat regelen we hier.</text:span><text:span text:style-name="T299"><text:line-break/></text:span><text:span text:style-name="T300">this</text:span><text:span text:style-name="T301">.anims.</text:span><text:span text:style-name="T302">create</text:span><text:span text:style-name="T303">({</text:span><text:span text:style-name="T304"><text:line-break/></text:span><text:span text:style-name="T305"><text:s text:c="4"/></text:span><text:span text:style-name="T306">key</text:span><text:span text:style-name="T307">:<text:s/></text:span><text:span text:style-name="T308">'left'</text:span><text:span text:style-name="T309">,</text:span><text:span text:style-name="T310"><text:line-break/></text:span><text:span text:style-name="T311"><text:s text:c="4"/></text:span><text:span text:style-name="T312">frames</text:span><text:span text:style-name="T313">:<text:s/></text:span><text:span text:style-name="T314">this</text:span><text:span text:style-name="T315">.anims.generateFrameNumbers(</text:span><text:span text:style-name="T316">'speler'</text:span><text:span text:style-name="T317">,<text:s/></text:span><text:span text:style-name="T318">{<text:s/></text:span><text:span text:style-name="T319">start</text:span><text:span text:style-name="T320">:<text:s/></text:span><text:span text:style-name="T321">0</text:span><text:span text:style-name="T322">,<text:s/></text:span><text:span text:style-name="T323">end</text:span><text:span text:style-name="T324">:<text:s/></text:span><text:span text:style-name="T325">3<text:s/></text:span><text:span text:style-name="T326">})</text:span><text:span text:style-name="T327">,</text:span><text:span text:style-name="T328"><text:line-break/></text:span><text:span text:style-name="T329"><text:s text:c="4"/></text:span><text:span text:style-name="T330">frameRate</text:span><text:span text:style-name="T331">:<text:s/></text:span><text:span text:style-name="T332">10</text:span><text:span text:style-name="T333">,</text:span><text:span text:style-name="T334"><text:line-break/></text:span><text:span text:style-name="T335"><text:s text:c="4"/></text:span><text:span text:style-name="T336">repeat</text:span><text:span text:style-name="T337">: -</text:span><text:span text:style-name="T338">1</text:span><text:span text:style-name="T339"><text:line-break/></text:span><text:span text:style-name="T340">})</text:span><text:span text:style-name="T341">;</text:span><text:span text:style-name="T342"><text:line-break/></text:span><text:span text:style-name="T343"><text:line-break/></text:span><text:span text:style-name="T344">this</text:span><text:span text:style-name="T345">.anims.</text:span><text:span text:style-name="T346">create</text:span><text:span text:style-name="T347">({</text:span><text:span text:style-name="T348"><text:line-break/></text:span><text:span text:style-name="T349"><text:s text:c="4"/></text:span><text:span text:style-name="T350">key</text:span><text:span text:style-name="T351">:<text:s/></text:span><text:span text:style-name="T352">'turn'</text:span><text:span text:style-name="T353">,</text:span><text:span text:style-name="T354"><text:line-break/></text:span><text:span text:style-name="T355"><text:s text:c="4"/></text:span><text:span text:style-name="T356">frames</text:span><text:span text:style-name="T357">: [ {<text:s/></text:span><text:span text:style-name="T358">key</text:span><text:span text:style-name="T359">:<text:s/></text:span><text:span text:style-name="T360">'speler'</text:span><text:span text:style-name="T361">,<text:s/></text:span><text:span text:style-name="T362">frame</text:span><text:span text:style-name="T363">:<text:s/></text:span><text:span text:style-name="T364">4<text:s/></text:span><text:span text:style-name="T365">} ]</text:span><text:span text:style-name="T366">,</text:span><text:span text:style-name="T367"><text:line-break/></text:span><text:span text:style-name="T368"><text:s text:c="4"/></text:span><text:span text:style-name="T369">frameRate</text:span><text:span text:style-name="T370">:<text:s/></text:span><text:span text:style-name="T371">20</text:span><text:span text:style-name="T372"><text:line-break/></text:span><text:span text:style-name="T373">})</text:span><text:span text:style-name="T374">;</text:span><text:span text:style-name="T375"><text:line-break/></text:span><text:span text:style-name="T376"><text:line-break/></text:span><text:span text:style-name="T377">this</text:span><text:span text:style-name="T378">.anims.</text:span><text:span text:style-name="T379">create</text:span><text:span text:style-name="T380">({</text:span><text:span text:style-name="T381"><text:line-break/></text:span><text:span text:style-name="T382"><text:s text:c="4"/></text:span><text:span text:style-name="T383">key</text:span><text:span text:style-name="T384">:<text:s/></text:span><text:span text:style-name="T385">'right'</text:span><text:span text:style-name="T386">,</text:span><text:span text:style-name="T387"><text:line-break/></text:span><text:span text:style-name="T388"><text:s text:c="4"/></text:span><text:span text:style-name="T389">frames</text:span><text:span text:style-name="T390">:<text:s/></text:span><text:span text:style-name="T391">this</text:span><text:span text:style-name="T392">.anims.generateFrameNumbers(</text:span><text:span text:style-name="T393">'speler'</text:span><text:span text:style-name="T394">,<text:s/></text:span><text:span text:style-name="T395">{<text:s/></text:span><text:span text:style-name="T396">start</text:span><text:span text:style-name="T397">:<text:s/></text:span><text:span text:style-name="T398">5</text:span><text:span text:style-name="T399">,<text:s/></text:span><text:span text:style-name="T400">end</text:span><text:span text:style-name="T401">:<text:s/></text:span><text:span text:style-name="T402">8<text:s/></text:span><text:span text:style-name="T403">})</text:span><text:span text:style-name="T404">,</text:span><text:span text:style-name="T405"><text:line-break/></text:span><text:span text:style-name="T406"><text:s text:c="4"/></text:span><text:span text:style-name="T407">frameRate</text:span><text:span text:style-name="T408">:<text:s/></text:span><text:span text:style-name="T409">10</text:span><text:span text:style-name="T410">,</text:span><text:span text:style-name="T411"><text:line-break/></text:span><text:span text:style-name="T412"><text:s text:c="4"/></text:span><text:span text:style-name="T413">repeat</text:span><text:span text:style-name="T414">: -</text:span><text:span text:style-name="T415">1</text:span><text:span text:style-name="T416"><text:line-break/></text:span><text:span text:style-name="T417">})</text:span><text:span text:style-name="T418">;</text:span><text:span text:style-name="T419"><text:line-break/></text:span><text:span text:style-name="T420"><text:line-break/></text:span><text:span text:style-name="T421">cursors<text:s/></text:span><text:span text:style-name="T422">=<text:s/></text:span><text:span text:style-name="T423">this</text:span><text:span text:style-name="T424">.</text:span><text:span text:style-name="T425">input</text:span><text:span text:style-name="T426">.keybo</text:span><text:span text:style-name="T427">ard.createCursorKeys()</text:span><text:span text:style-name="T428">;</text:span></text:p>
      <text:p text:style-name="P429">Om de pijltjes te laten werken, moeten we ook de spelUpdaten() functie aanpassen. Voeg de volgende code toe zodat deze functie er als volgt uit komt te zien:</text:p>
      <text:p text:style-name="P430"><text:span text:style-name="T431">function<text:s/></text:span><text:span text:style-name="T432">spelUpdaten<text:s/></text:span><text:span text:style-name="T433">()</text:span><text:span text:style-name="T434"><text:line-break/>{</text:span><text:span text:style-name="T435"><text:line-break/><text:s text:c="4"/></text:span><text:span text:style-name="T436">if<text:s/></text:span><text:span text:style-name="T437">(</text:span><text:span text:style-name="T438">gameOver</text:span><text:span text:style-name="T439">)</text:span><text:span text:style-name="T440"><text:line-break/><text:s text:c="4"/>{</text:span><text:span text:style-name="T441"><text:line-break/><text:s text:c="8"/></text:span><text:span text:style-name="T442">return;</text:span><text:span text:style-name="T443"><text:line-break/><text:s text:c="4"/></text:span><text:span text:style-name="T444">}</text:span><text:span text:style-name="T445"><text:line-break/></text:span><text:span text:style-name="T446"><text:line-break/><text:s text:c="4"/></text:span><text:span text:style-name="T447">if<text:s/></text:span><text:span text:style-name="T448">(</text:span><text:span text:style-name="T449">cursors</text:span><text:span text:style-name="T450">.</text:span><text:span text:style-name="T451">left</text:span><text:span text:style-name="T452">.isDown)</text:span><text:span text:style-name="T453"><text:line-break/><text:s text:c="4"/>{</text:span><text:span text:style-name="T454"><text:line-break/><text:s text:c="8"/></text:span><text:span text:style-name="T455">speler</text:span><text:span text:style-name="T456">.setVelocityX(-</text:span><text:span text:style-name="T457">160</text:span><text:span text:style-name="T458">)</text:span><text:span text:style-name="T459">;</text:span><text:span text:style-name="T460"><text:line-break/></text:span><text:span text:style-name="T461"><text:line-break/><text:s text:c="8"/></text:span><text:span text:style-name="T462">speler</text:span><text:span text:style-name="T463">.anims.</text:span><text:span text:style-name="T464">play</text:span><text:span text:style-name="T465">(</text:span><text:span text:style-name="T466">'left'</text:span><text:span text:style-name="T467">, true</text:span><text:span text:style-name="T468">)</text:span><text:span text:style-name="T469">;</text:span><text:span text:style-name="T470"><text:line-break/><text:s text:c="4"/></text:span><text:span text:style-name="T471">}</text:span><text:span text:style-name="T472"><text:line-break/><text:s text:c="4"/></text:span><text:span text:style-name="T473">else if<text:s/></text:span><text:span text:style-name="T474">(</text:span><text:span text:style-name="T475">cursors</text:span><text:span text:style-name="T476">.</text:span><text:span text:style-name="T477">right</text:span><text:span text:style-name="T478">.isDown)</text:span><text:span text:style-name="T479"><text:line-break/><text:s text:c="4"/>{</text:span><text:span text:style-name="T480"><text:line-break/><text:s text:c="8"/></text:span><text:span text:style-name="T481">speler</text:span><text:span text:style-name="T482">.setVelocityX(</text:span><text:span text:style-name="T483">160</text:span><text:span text:style-name="T484">)</text:span><text:span text:style-name="T485">;</text:span><text:span text:style-name="T486"><text:line-break/></text:span><text:span text:style-name="T487"><text:line-break/><text:s text:c="8"/></text:span><text:span text:style-name="T488">speler</text:span><text:span text:style-name="T489">.anims.</text:span><text:span text:style-name="T490">play</text:span><text:span text:style-name="T491">(</text:span><text:span text:style-name="T492">'right'</text:span><text:span text:style-name="T493">, true</text:span><text:span text:style-name="T494">)</text:span><text:span text:style-name="T495">;</text:span><text:span text:style-name="T496"><text:line-break/><text:s text:c="4"/></text:span><text:span text:style-name="T497">}</text:span><text:span text:style-name="T498"><text:line-break/><text:s text:c="4"/></text:span><text:span text:style-name="T499">else</text:span><text:span text:style-name="T500"><text:line-break/><text:s text:c="4"/></text:span><text:span text:style-name="T501">{</text:span><text:span text:style-name="T502"><text:line-break/><text:s text:c="8"/></text:span><text:span text:style-name="T503">speler</text:span><text:span text:style-name="T504">.setVelocityX(</text:span><text:span text:style-name="T505">0</text:span><text:span text:style-name="T506">)</text:span><text:span text:style-name="T507">;</text:span><text:span text:style-name="T508"><text:line-break/></text:span><text:span text:style-name="T509"><text:line-break/><text:s text:c="8"/></text:span><text:span text:style-name="T510">speler</text:span><text:span text:style-name="T511">.anims.</text:span><text:span text:style-name="T512">play</text:span><text:span text:style-name="T513">(</text:span><text:span text:style-name="T514">'turn'</text:span><text:span text:style-name="T515">)</text:span><text:span text:style-name="T516">;</text:span><text:span text:style-name="T517"><text:line-break/><text:s text:c="4"/></text:span><text:span text:style-name="T518">}</text:span><text:span text:style-name="T519"><text:line-break/></text:span><text:span text:style-name="T520"><text:line-break/><text:s text:c="4"/></text:span><text:span text:style-name="T521">if<text:s/></text:span><text:span text:style-name="T522">(</text:span><text:span text:style-name="T523">cursors</text:span><text:span text:style-name="T524">.up.isDown &amp;&amp;<text:s/></text:span><text:span text:style-name="T525">speler</text:span><text:span text:style-name="T526">.</text:span><text:span text:style-name="T527">body</text:span><text:span text:style-name="T528">.touching.down)</text:span><text:span text:style-name="T529"><text:line-break/><text:s text:c="4"/>{</text:span><text:span text:style-name="T530"><text:line-break/><text:s text:c="8"/></text:span><text:span text:style-name="T531">speler</text:span><text:span text:style-name="T532">.setVelocityY(-</text:span><text:span text:style-name="T533">330</text:span><text:span text:style-name="T534">)</text:span><text:span text:style-name="T535">;</text:span><text:span text:style-name="T536"><text:line-break/><text:s text:c="4"/></text:span><text:span text:style-name="T537">}</text:span><text:span text:style-name="T538"><text:line-break/>}</text:span></text:p>
      <text:p text:style-name="P539"/>
      <text:p text:style-name="P540"/>
      <text:p text:style-name="P541">Contoleer of het poppetje beweegt als je pijltjestoetsen gebruikt.<text:s/>En, kan die lopen en springen?</text:p>
      <text:soft-page-break/>
      <text:h text:style-name="P542" text:outline-level="1">5. Voeg de sterren toe</text:h>
      <text:p text:style-name="P543">Het poppetje moet natuurlijk wel iets te doen hebben in het spel. In dit spel gaan we sterren verzamelen waar we punten voor krijgen.<text:s/></text:p>
      <text:p text:style-name="P544">Plak de volgende code aan het<text:s/>onderaan<text:s/>de 'spelOpbouwen' functie:</text:p>
      <text:p text:style-name="P545"><text:span text:style-name="T546">// We gaan sterren verzamelen. Hier worden de sterren toegevoegd aan het spel.</text:span><text:span text:style-name="T547"><text:line-break/></text:span><text:span text:style-name="T548">// Misschien wil jij wel meer of minder sterren?</text:span><text:span text:style-name="T549"><text:line-break/></text:span><text:span text:style-name="T550">sterren<text:s/></text:span><text:span text:style-name="T551">=<text:s/></text:span><text:span text:style-name="T552">this</text:span><text:span text:style-name="T553">.</text:span><text:span text:style-name="T554">physics</text:span><text:span text:style-name="T555">.</text:span><text:span text:style-name="T556">add</text:span><text:span text:style-name="T557">.</text:span><text:span text:style-name="T558">group</text:span><text:span text:style-name="T559">({</text:span><text:span text:style-name="T560"><text:line-break/></text:span><text:span text:style-name="T561"><text:s text:c="4"/></text:span><text:span text:style-name="T562">key</text:span><text:span text:style-name="T563">:<text:s/></text:span><text:span text:style-name="T564">'ster'</text:span><text:span text:style-name="T565">,</text:span><text:span text:style-name="T566"><text:line-break/></text:span><text:span text:style-name="T567"><text:s text:c="4"/></text:span><text:span text:style-name="T568">repeat</text:span><text:span text:style-name="T569">:<text:s/></text:span><text:span text:style-name="T570">11</text:span><text:span text:style-name="T571">,</text:span><text:span text:style-name="T572"><text:line-break/></text:span><text:span text:style-name="T573"><text:s text:c="4"/></text:span><text:span text:style-name="T574">setXY</text:span><text:span text:style-name="T575">: {<text:s/></text:span><text:span text:style-name="T576">x</text:span><text:span text:style-name="T577">:<text:s/></text:span><text:span text:style-name="T578">12</text:span><text:span text:style-name="T579">,<text:s/></text:span><text:span text:style-name="T580">y</text:span><text:span text:style-name="T581">:<text:s/></text:span><text:span text:style-name="T582">0</text:span><text:span text:style-name="T583">,<text:s/></text:span><text:span text:style-name="T584">stepX</text:span><text:span text:style-name="T585">:<text:s/></text:span><text:span text:style-name="T586">70<text:s/></text:span><text:span text:style-name="T587">}</text:span><text:span text:style-name="T588"><text:line-break/></text:span><text:span text:style-name="T589">})</text:span><text:span text:style-name="T590">;</text:span><text:span text:style-name="T591"><text:line-break/></text:span><text:span text:style-name="T592"><text:line-break/></text:span><text:span text:style-name="T593">sterren</text:span><text:span text:style-name="T594">.</text:span><text:span text:style-name="T595">children</text:span><text:span text:style-name="T596">.iterate(</text:span><text:span text:style-name="T597">function<text:s/></text:span><text:span text:style-name="T598">(child) {</text:span><text:span text:style-name="T599"><text:line-break/></text:span><text:span text:style-name="T600"><text:line-break/></text:span><text:span text:style-name="T601"><text:s text:c="4"/></text:span><text:span text:style-name="T602">// <text:s/>we laten de sterren iets stuiteren</text:span><text:span text:style-name="T603"><text:line-break/></text:span><text:span text:style-name="T604"><text:s text:c="4"/></text:span><text:span text:style-name="T605">child.setBounceY(Phaser.Math.FloatBetween(</text:span><text:span text:style-name="T606">0.4</text:span><text:span text:style-name="T607">,<text:s/></text:span><text:span text:style-name="T608">0.8</text:span><text:span text:style-name="T609">))</text:span><text:span text:style-name="T610">;</text:span><text:span text:style-name="T611"><text:line-break/></text:span><text:span text:style-name="T612">})</text:span><text:span text:style-name="T613">;</text:span></text:p>
      <text:p text:style-name="P614"/>
      <text:p text:style-name="P615">Controleer of de sterren in <text:s/>verschijnen als je opslaat en de browser ververst.</text:p>
      <text:h text:style-name="P616" text:outline-level="1">6. Laat de sterren niet uit het scherm vallen</text:h>
      <text:p text:style-name="P617">Oh oh, wat gebeurde daar nou?<text:s/>De<text:s/>sterren blijven niet op de grond liggen.<text:s/>Voeg de volgende code toe aan het einde van de 'spelOpbouwen' functie<text:s/>om de sterren te op de grond te laten vallen.<text:s/></text:p>
      <text:p text:style-name="P618"><text:span text:style-name="T619">this</text:span><text:span text:style-name="T620">.</text:span><text:span text:style-name="T621">physics</text:span><text:span text:style-name="T622">.</text:span><text:span text:style-name="T623">add</text:span><text:span text:style-name="T624">.collider(</text:span><text:span text:style-name="T625">sterren</text:span><text:span text:style-name="T626">,<text:s/></text:span><text:span text:style-name="T627">grond</text:span><text:span text:style-name="T628">)</text:span><text:span text:style-name="T629">;</text:span></text:p>
      <text:p text:style-name="P630"/>
      <text:p text:style-name="P631"/>
      <text:p text:style-name="P632">Controleer of de sterren in<text:s/>beeld blijven als je opslaat en de browser ververst.</text:p>
      <text:p text:style-name="P633"/>
      <text:h text:style-name="P634" text:outline-level="2">7. Sterren oppakken</text:h>
      <text:p text:style-name="P635">Nu moet het poppetje de sterren nog kunnen verzamelen.<text:s/></text:p>
      <text:p text:style-name="P636">Voeg voor &lt;/script&gt; de volgende functie toe:</text:p>
      <text:p text:style-name="P637"><text:span text:style-name="T638">function<text:s/></text:span><text:span text:style-name="T639">sterPakken<text:s/></text:span><text:span text:style-name="T640">(speler</text:span><text:span text:style-name="T641">,<text:s/></text:span><text:span text:style-name="T642">ster) {</text:span><text:span text:style-name="T643"><text:line-break/><text:s text:c="4"/>ster.disableBody(</text:span><text:span text:style-name="T644">true, true</text:span><text:span text:style-name="T645">)</text:span><text:span text:style-name="T646">;</text:span><text:span text:style-name="T647"><text:line-break/></text:span><text:span text:style-name="T648"><text:line-break/></text:span><text:span text:style-name="T649">}</text:span></text:p>
      <text:p text:style-name="Textbody"/>
      <text:p text:style-name="P650">en voeg<text:s/>onderaan de spelOpbouwen functie de volgende code toe:</text:p>
      <text:p text:style-name="P651"><text:span text:style-name="T652">this</text:span><text:span text:style-name="T653">.</text:span><text:span text:style-name="T654">physics</text:span><text:span text:style-name="T655">.</text:span><text:span text:style-name="T656">add</text:span><text:span text:style-name="T657">.overlap(</text:span><text:span text:style-name="T658">speler</text:span><text:span text:style-name="T659">,<text:s/></text:span><text:span text:style-name="T660">sterren</text:span><text:span text:style-name="T661">,<text:s/></text:span><text:span text:style-name="T662">sterPakken</text:span><text:span text:style-name="T663">, null, this</text:span><text:span text:style-name="T664">)</text:span><text:span text:style-name="T665">;</text:span></text:p>
      <text:p text:style-name="P666"/>
      <text:p text:style-name="P667">En? Kun je nu sterren oppakken?</text:p>
      <text:soft-page-break/>
      <text:h text:style-name="P668" text:outline-level="1">7. Toon de score</text:h>
      <text:p text:style-name="P669">We willen natuurlijk wel kunnen zien hoe goed we het doen.<text:s/>Daarom gaan we de score bijhouden.<text:s/>Voeg<text:s/>daarom<text:s/>onderstaande code toe<text:s/>onderaan<text:s/>in de 'spelOpbouwen' functie<text:s/>zodat de score op het scherm wordt getoond.</text:p>
      <text:p text:style-name="P670"><text:span text:style-name="T671">// <text:s/>De score</text:span><text:span text:style-name="T672"><text:line-break/></text:span><text:span text:style-name="T673">scoreTekst<text:s/></text:span><text:span text:style-name="T674">=<text:s/></text:span><text:span text:style-name="T675">this</text:span><text:span text:style-name="T676">.</text:span><text:span text:style-name="T677">add</text:span><text:span text:style-name="T678">.</text:span><text:span text:style-name="T679">text</text:span><text:span text:style-name="T680">(</text:span><text:span text:style-name="T681">16</text:span><text:span text:style-name="T682">,<text:s/></text:span><text:span text:style-name="T683">16</text:span><text:span text:style-name="T684">,<text:s/></text:span><text:span text:style-name="T685">'score: 0'</text:span><text:span text:style-name="T686">,<text:s/></text:span><text:span text:style-name="T687">{<text:s/></text:span><text:span text:style-name="T688">fontSize</text:span><text:span text:style-name="T689">:<text:s/></text:span><text:span text:style-name="T690">'32px'</text:span><text:span text:style-name="T691">,<text:s/></text:span><text:span text:style-name="T692">fill</text:span><text:span text:style-name="T693">:<text:s/></text:span><text:span text:style-name="T694">'#000'<text:s/></text:span><text:span text:style-name="T695">})</text:span><text:span text:style-name="T696">;</text:span></text:p>
      <text:p text:style-name="P697"/>
      <text:p text:style-name="P698"/>
      <text:p text:style-name="P699">Als we een ster pakken, dan moet de score worden verhoogd. Voeg daarom de volgende<text:s/>code toe aan de ‘sterPakken’ functie zodat die er zo uit komt te zien:</text:p>
      <text:p text:style-name="P700"><text:span text:style-name="T701">function<text:s/></text:span><text:span text:style-name="T702">sterPakken<text:s/></text:span><text:span text:style-name="T703">(speler</text:span><text:span text:style-name="T704">,<text:s/></text:span><text:span text:style-name="T705">ster)</text:span><text:span text:style-name="T706"><text:line-break/></text:span><text:span text:style-name="T707">{</text:span><text:span text:style-name="T708"><text:line-break/></text:span><text:span text:style-name="T709"><text:s text:c="4"/>ster.disableBody(</text:span><text:span text:style-name="T710">true, true</text:span><text:span text:style-name="T711">)</text:span><text:span text:style-name="T712">;</text:span><text:span text:style-name="T713"><text:line-break/></text:span><text:span text:style-name="T714"><text:line-break/></text:span><text:span text:style-name="T715"><text:s text:c="4"/></text:span><text:span text:style-name="T716">// We moeten de score bijwerken</text:span><text:span text:style-name="T717"><text:line-break/></text:span><text:span text:style-name="T718"><text:s text:c="4"/></text:span><text:span text:style-name="T719">score<text:s/></text:span><text:span text:style-name="T720">+=<text:s/></text:span><text:span text:style-name="T721">10</text:span><text:span text:style-name="T722">;</text:span><text:span text:style-name="T723"><text:line-break/></text:span><text:span text:style-name="T724"><text:s text:c="4"/></text:span><text:span text:style-name="T725">scoreTekst</text:span><text:span text:style-name="T726">.setText(</text:span><text:span text:style-name="T727">'Score: '<text:s/></text:span><text:span text:style-name="T728">+<text:s/></text:span><text:span text:style-name="T729">score</text:span><text:span text:style-name="T730">)</text:span><text:span text:style-name="T731">;</text:span><text:span text:style-name="T732"><text:line-break/></text:span><text:span text:style-name="T733">}</text:span></text:p>
      <text:p text:style-name="P734"/>
      <text:p text:style-name="P735">Controleer of de<text:s/>score verandert als je een ster pakt. <text:s/>Sla weer op en de browser ververst.</text:p>
      <text:soft-page-break/>
      <text:h text:style-name="P736" text:outline-level="1">8. Voeg de bommen toe</text:h>
      <text:p text:style-name="P737">Alleen maar sterren verzamelen is wel een beetje makkelijk. Laten we het wat spannender maken. Voeg onderstaande code toe aan het einde van de 'spelOpbouwen' functie<text:s/>zodat er bommen in het spel verschijnen:</text:p>
      <text:p text:style-name="P738"><text:span text:style-name="T739">bommen<text:s/></text:span><text:span text:style-name="T740">=<text:s/></text:span><text:span text:style-name="T741">this</text:span><text:span text:style-name="T742">.</text:span><text:span text:style-name="T743">physics</text:span><text:span text:style-name="T744">.</text:span><text:span text:style-name="T745">add</text:span><text:span text:style-name="T746">.</text:span><text:span text:style-name="T747">group</text:span><text:span text:style-name="T748">()</text:span><text:span text:style-name="T749">;</text:span></text:p>
      <text:p text:style-name="P750"><text:span text:style-name="T751">this</text:span><text:span text:style-name="T752">.</text:span><text:span text:style-name="T753">physics</text:span><text:span text:style-name="T754">.</text:span><text:span text:style-name="T755">add</text:span><text:span text:style-name="T756">.collider(</text:span><text:span text:style-name="T757">bommen</text:span><text:span text:style-name="T758">,<text:s/></text:span><text:span text:style-name="T759">grond</text:span><text:span text:style-name="T760">)</text:span><text:span text:style-name="T761">;</text:span></text:p>
      <text:p text:style-name="P762"><text:span text:style-name="T763">this</text:span><text:span text:style-name="T764">.</text:span><text:span text:style-name="T765">physics</text:span><text:span text:style-name="T766">.</text:span><text:span text:style-name="T767">add</text:span><text:span text:style-name="T768">.collider(</text:span><text:span text:style-name="T769">speler</text:span><text:span text:style-name="T770">,<text:s/></text:span><text:span text:style-name="T771">bommen</text:span><text:span text:style-name="T772">,<text:s/></text:span><text:span text:style-name="T773">bomRaken</text:span><text:span text:style-name="T774">, null, this</text:span><text:span text:style-name="T775">)</text:span><text:span text:style-name="T776">;</text:span></text:p>
      <text:p text:style-name="Textbody"/>
      <text:p text:style-name="P777">Voeg onderstaande code toe aan het einde van de functie 'sterPakken'<text:s/>zodat er meer bommen komen hoe verder je komt:</text:p>
      <text:p text:style-name="P778"><text:span text:style-name="T779">// wat moet er gebeuren als<text:s/></text:span><text:span text:style-name="T780">alle sterren zijn verzameld?</text:span><text:span text:style-name="T781"><text:line-break/></text:span><text:span text:style-name="T782">if<text:s/></text:span><text:span text:style-name="T783">(</text:span><text:span text:style-name="T784">sterren</text:span><text:span text:style-name="T785">.countActive(</text:span><text:span text:style-name="T786">true</text:span><text:span text:style-name="T787">) ===<text:s/></text:span><text:span text:style-name="T788">0</text:span><text:span text:style-name="T789">)</text:span><text:span text:style-name="T790"><text:line-break/></text:span><text:span text:style-name="T791">{</text:span><text:span text:style-name="T792"><text:line-break/></text:span><text:span text:style-name="T793"><text:s text:c="4"/></text:span><text:span text:style-name="T794">sterren</text:span><text:span text:style-name="T795">.</text:span><text:span text:style-name="T796">children</text:span><text:span text:style-name="T797">.iterate(</text:span><text:span text:style-name="T798">function<text:s/></text:span><text:span text:style-name="T799">(child) {</text:span><text:span text:style-name="T800"><text:line-break/></text:span><text:span text:style-name="T801"><text:line-break/></text:span><text:span text:style-name="T802"><text:s text:c="8"/>child.enableBody(</text:span><text:span text:style-name="T803">true,<text:s/></text:span><text:span text:style-name="T804">child.</text:span><text:span text:style-name="T805">x</text:span><text:span text:style-name="T806">,<text:s/></text:span><text:span text:style-name="T807">0</text:span><text:span text:style-name="T808">, true, true</text:span><text:span text:style-name="T809">)</text:span><text:span text:style-name="T810">;</text:span><text:span text:style-name="T811"><text:line-break/></text:span><text:span text:style-name="T812"><text:line-break/></text:span><text:span text:style-name="T813"><text:s text:c="4"/></text:span><text:span text:style-name="T814">})</text:span><text:span text:style-name="T815">;</text:span><text:span text:style-name="T816"><text:line-break/></text:span><text:span text:style-name="T817"><text:line-break/></text:span><text:span text:style-name="T818"><text:s text:c="4"/>var<text:s/></text:span><text:span text:style-name="T819">x = (speler.</text:span><text:span text:style-name="T820">x<text:s/></text:span><text:span text:style-name="T821">&lt;<text:s/></text:span><text:span text:style-name="T822">400</text:span><text:span text:style-name="T823">) ? Phaser.Math.Between(</text:span><text:span text:style-name="T824">400</text:span><text:span text:style-name="T825">,<text:s/></text:span><text:span text:style-name="T826">800</text:span><text:span text:style-name="T827">) :<text:s/></text:span><text:span text:style-name="T828">Phaser.Math.Between(</text:span><text:span text:style-name="T829">0</text:span><text:span text:style-name="T830">,<text:s/></text:span><text:span text:style-name="T831">400</text:span><text:span text:style-name="T832">)</text:span><text:span text:style-name="T833">;</text:span><text:span text:style-name="T834"><text:line-break/></text:span><text:span text:style-name="T835"><text:line-break/></text:span><text:span text:style-name="T836"><text:s text:c="4"/>var<text:s/></text:span><text:span text:style-name="T837">bom =<text:s/></text:span><text:span text:style-name="T838">bommen</text:span><text:span text:style-name="T839">.</text:span><text:span text:style-name="T840">create</text:span><text:span text:style-name="T841">(x</text:span><text:span text:style-name="T842">,<text:s/></text:span><text:span text:style-name="T843">16</text:span><text:span text:style-name="T844">,<text:s/></text:span><text:span text:style-name="T845">'bom'</text:span><text:span text:style-name="T846">)</text:span><text:span text:style-name="T847">;</text:span><text:span text:style-name="T848"><text:line-break/></text:span><text:span text:style-name="T849"><text:s text:c="4"/></text:span><text:span text:style-name="T850">bom.setBounce(</text:span><text:span text:style-name="T851">1</text:span><text:span text:style-name="T852">)</text:span><text:span text:style-name="T853">;</text:span><text:span text:style-name="T854"><text:line-break/></text:span><text:span text:style-name="T855"><text:s text:c="4"/></text:span><text:span text:style-name="T856">bom.setCollideWorldBounds(</text:span><text:span text:style-name="T857">true</text:span><text:span text:style-name="T858">)</text:span><text:span text:style-name="T859">;</text:span><text:span text:style-name="T860"><text:line-break/></text:span><text:span text:style-name="T861"><text:s text:c="4"/></text:span><text:span text:style-name="T862">bom.setVelocity(Phaser.Math.Between(-</text:span><text:span text:style-name="T863">200</text:span><text:span text:style-name="T864">,<text:s/></text:span><text:span text:style-name="T865">200</text:span><text:span text:style-name="T866">)</text:span><text:span text:style-name="T867">,<text:s/></text:span><text:span text:style-name="T868">20</text:span><text:span text:style-name="T869">)</text:span><text:span text:style-name="T870">;</text:span><text:span text:style-name="T871"><text:line-break/></text:span><text:span text:style-name="T872"><text:s text:c="4"/></text:span><text:span text:style-name="T873">bom.</text:span><text:span text:style-name="T874">allowGravity<text:s/></text:span><text:span text:style-name="T875">=<text:s/></text:span><text:span text:style-name="T876">false;</text:span><text:span text:style-name="T877"><text:line-break/></text:span><text:span text:style-name="T878"><text:line-break/></text:span><text:span text:style-name="T879">}</text:span></text:p>
      <text:p text:style-name="P880"/>
      <text:p text:style-name="P881">De laatste stap!<text:s/>Voeg onderstaande code toe als nieuwe functie, helemaal onderaan, net voor '&lt;/script&gt;'. Als je een bom raakt, dan<text:s/>is het<text:s/>GAME OVER!</text:p>
      <text:p text:style-name="P882"><text:span text:style-name="T883">function<text:s/></text:span><text:span text:style-name="T884">bomRaken<text:s/></text:span><text:span text:style-name="T885">(speler</text:span><text:span text:style-name="T886">,<text:s/></text:span><text:span text:style-name="T887">bom)</text:span><text:span text:style-name="T888"><text:line-break/></text:span><text:span text:style-name="T889">{</text:span><text:span text:style-name="T890"><text:line-break/></text:span><text:span text:style-name="T891"><text:s text:c="4"/></text:span><text:span text:style-name="T892">this</text:span><text:span text:style-name="T893">.</text:span><text:span text:style-name="T894">physics</text:span><text:span text:style-name="T895">.</text:span><text:span text:style-name="T896">pause</text:span><text:span text:style-name="T897">()</text:span><text:span text:style-name="T898">;</text:span><text:span text:style-name="T899"><text:line-break/></text:span><text:span text:style-name="T900"><text:line-break/></text:span><text:span text:style-name="T901"><text:s text:c="4"/></text:span><text:span text:style-name="T902">speler.setTint(</text:span><text:span text:style-name="T903">0xff0000</text:span><text:span text:style-name="T904">)</text:span><text:span text:style-name="T905">;</text:span><text:span text:style-name="T906"><text:line-break/></text:span><text:span text:style-name="T907"><text:line-break/></text:span><text:span text:style-name="T908"><text:s text:c="4"/></text:span><text:span text:style-name="T909">speler.anims.</text:span><text:span text:style-name="T910">play</text:span><text:span text:style-name="T911">(</text:span><text:span text:style-name="T912">'turn'</text:span><text:span text:style-name="T913">)</text:span><text:span text:style-name="T914">;</text:span><text:span text:style-name="T915"><text:line-break/></text:span><text:span text:style-name="T916"><text:line-break/></text:span><text:span text:style-name="T917"><text:s text:c="4"/></text:span><text:span text:style-name="T918">gameOver<text:s/></text:span><text:span text:style-name="T919">=<text:s/></text:span><text:span text:style-name="T920">true;</text:span><text:span text:style-name="T921"><text:line-break/></text:span><text:span text:style-name="T922">}</text:span></text:p>
      <text:p text:style-name="Textbody"/>
      <text:p text:style-name="P923"/>
      <text:p text:style-name="P924"/>
      <text:p text:style-name="Normal"><text:span text:style-name="T925">Je bent de klaar. Gefeliciteerd met je eerste zelfgemaakt game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onsolas, monospace, 'Lucida Co" svg:font-family="Consolas, monospace, 'Lucida Co" style:font-family-generic="system"/>
    <style:font-face style:name="Segoe UI Emoji" svg:font-family="Segoe UI Emoji" style:font-family-generic="swiss" style:font-pitch="variable" svg:panose-1="2 11 5 2 4 2 4 2 2 3"/>
    <style:font-face style:name="Courier" svg:font-family="Courier" style:font-family-generic="modern" style:font-pitch="variable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nl" fo:country="NL" style:language-asian="nl" style:country-asian="NL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nl" fo:country="NL" style:language-asian="nl" style:country-asian="NL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os, Stein de</meta:initial-creator>
    <dc:creator>Vos, Stein de</dc:creator>
    <meta:creation-date>2020-11-08T10:55:00Z</meta:creation-date>
    <dc:date>2020-11-09T17:42:00Z</dc:date>
    <meta:template xlink:href="Normal.dotm" xlink:type="simple"/>
    <meta:editing-cycles>8</meta:editing-cycles>
    <meta:editing-duration>PT26640S</meta:editing-duration>
    <meta:document-statistic meta:page-count="8" meta:paragraph-count="14" meta:word-count="1108" meta:character-count="7189" meta:row-count="50" meta:non-whitespace-character-count="6095"/>
  </office:meta>
</office:document-meta>
</file>